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60.19mm" svg:height="185.4mm" svg:x="115.64mm" svg:y="44.62mm">
            <draw:object draw:notify-on-update-of-ranges="Sheet1.C8:Sheet1.C80 Sheet1.D8:Sheet1.D80 Sheet1.G5:Sheet1.G6 Sheet1.H5:Sheet1.H6 Sheet1.K5:Sheet1.K6 Sheet1.L5:Sheet1.L6 Sheet1.O5:Sheet1.O6 Sheet1.P5:Sheet1.P6 Sheet1.C5:Sheet1.C6 Sheet1.D5:Sheet1.D6 Sheet1.G2:Sheet1.G3 Sheet1.H2:Sheet1.H3 Sheet1.K2:Sheet1.K3 Sheet1.L2:Sheet1.L3 Sheet1.O2:Sheet1.O3 Sheet1.P2:Sheet1.P3 Sheet1.C2:Sheet1.C3 Sheet1.D2:Sheet1.D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IF(ABS([.B2])&gt;90;SIGN([.B2])*0.75 +SIN(RADIANS([.B2]))/4;SIN(RADIANS([.B2])))" office:value-type="float" office:value="0.17364817766693" calcext:value-type="float">
            <text:p>0.17364817766693</text:p>
          </table:table-cell>
          <table:table-cell table:formula="of:=IF(ABS([.B2])&gt;90;COS(RADIANS([.B2]))/4;COS(RADIANS([.B2]))/2)" office:value-type="float" office:value="0.492403876506104" calcext:value-type="float">
            <text:p>0.492403876506104</text:p>
          </table:table-cell>
          <table:table-cell/>
          <table:table-cell office:value-type="float" office:value="20" calcext:value-type="float">
            <text:p>20</text:p>
          </table:table-cell>
          <table:table-cell table:formula="of:=IF(ABS([.F2])&gt;90;SIGN([.F2])*0.75 +SIN(RADIANS([.F2]))/4;SIN(RADIANS([.F2])))" office:value-type="float" office:value="0.342020143325669" calcext:value-type="float">
            <text:p>0.342020143325669</text:p>
          </table:table-cell>
          <table:table-cell table:formula="of:=IF(ABS([.F2])&gt;90;COS(RADIANS([.F2]))/4;COS(RADIANS([.F2]))/2)" office:value-type="float" office:value="0.469846310392954" calcext:value-type="float">
            <text:p>0.469846310392954</text:p>
          </table:table-cell>
          <table:table-cell/>
          <table:table-cell office:value-type="float" office:value="30" calcext:value-type="float">
            <text:p>30</text:p>
          </table:table-cell>
          <table:table-cell table:formula="of:=IF(ABS([.J2])&gt;90;SIGN([.J2])*0.75 +SIN(RADIANS([.J2]))/4;SIN(RADIANS([.J2])))" office:value-type="float" office:value="0.5" calcext:value-type="float">
            <text:p>0.5</text:p>
          </table:table-cell>
          <table:table-cell table:formula="of:=IF(ABS([.J2])&gt;90;COS(RADIANS([.J2]))/4;COS(RADIANS([.J2]))/2)" office:value-type="float" office:value="0.433012701892219" calcext:value-type="float">
            <text:p>0.433012701892219</text:p>
          </table:table-cell>
          <table:table-cell/>
          <table:table-cell office:value-type="float" office:value="60" calcext:value-type="float">
            <text:p>60</text:p>
          </table:table-cell>
          <table:table-cell table:formula="of:=IF(ABS([.N2])&gt;90;SIGN([.N2])*0.75 +SIN(RADIANS([.N2]))/4;SIN(RADIANS([.N2])))" office:value-type="float" office:value="0.866025403784439" calcext:value-type="float">
            <text:p>0.866025403784439</text:p>
          </table:table-cell>
          <table:table-cell table:formula="of:=IF(ABS([.N2])&gt;90;COS(RADIANS([.N2]))/4;COS(RADIANS([.N2]))/2)" office:value-type="float" office:value="0.25" calcext:value-type="float">
            <text:p>0.25</text:p>
          </table:table-cell>
        </table:table-row>
        <table:table-row table:style-name="ro1">
          <table:table-cell/>
          <table:table-cell table:formula="of:=[.B2]" office:value-type="float" office:value="10" calcext:value-type="float">
            <text:p>10</text:p>
          </table:table-cell>
          <table:table-cell table:formula="of:=[.C2]+0.1*SIN(RADIANS([.B3]))" office:value-type="float" office:value="0.191012995433623" calcext:value-type="float">
            <text:p>0.191012995433623</text:p>
          </table:table-cell>
          <table:table-cell table:formula="of:=[.D2]+0.1*COS(RADIANS([.B3]))" office:value-type="float" office:value="0.590884651807325" calcext:value-type="float">
            <text:p>0.590884651807325</text:p>
          </table:table-cell>
          <table:table-cell/>
          <table:table-cell table:formula="of:=[.F2]" office:value-type="float" office:value="20" calcext:value-type="float">
            <text:p>20</text:p>
          </table:table-cell>
          <table:table-cell table:formula="of:=[.G2]+0.1*SIN(RADIANS([.F3]))" office:value-type="float" office:value="0.376222157658236" calcext:value-type="float">
            <text:p>0.376222157658236</text:p>
          </table:table-cell>
          <table:table-cell table:formula="of:=[.H2]+0.1*COS(RADIANS([.F3]))" office:value-type="float" office:value="0.563815572471545" calcext:value-type="float">
            <text:p>0.563815572471545</text:p>
          </table:table-cell>
          <table:table-cell/>
          <table:table-cell table:formula="of:=[.J2]" office:value-type="float" office:value="30" calcext:value-type="float">
            <text:p>30</text:p>
          </table:table-cell>
          <table:table-cell table:formula="of:=[.K2]+0.1*SIN(RADIANS([.J3]))" office:value-type="float" office:value="0.55" calcext:value-type="float">
            <text:p>0.55</text:p>
          </table:table-cell>
          <table:table-cell table:formula="of:=[.L2]+0.1*COS(RADIANS([.J3]))" office:value-type="float" office:value="0.519615242270663" calcext:value-type="float">
            <text:p>0.519615242270663</text:p>
          </table:table-cell>
          <table:table-cell/>
          <table:table-cell table:formula="of:=[.N2]" office:value-type="float" office:value="60" calcext:value-type="float">
            <text:p>60</text:p>
          </table:table-cell>
          <table:table-cell table:formula="of:=[.O2]+0.1*SIN(RADIANS([.N3]))" office:value-type="float" office:value="0.952627944162882" calcext:value-type="float">
            <text:p>0.952627944162882</text:p>
          </table:table-cell>
          <table:table-cell table:formula="of:=[.P2]+0.1*COS(RADIANS([.N3]))" office:value-type="float" office:value="0.3" calcext:value-type="float">
            <text:p>0.3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IF(ABS([.B5])&gt;90;SIGN([.B5])*0.75 +SIN(RADIANS([.B5]))/4;SIN(RADIANS([.B5])))" office:value-type="float" office:value="1" calcext:value-type="float">
            <text:p>1</text:p>
          </table:table-cell>
          <table:table-cell table:formula="of:=IF(ABS([.B5])&gt;90;COS(RADIANS([.B5]))/4;COS(RADIANS([.B5]))/2)" office:value-type="float" office:value="3.06161699786838E-017" calcext:value-type="float">
            <text:p>3.06161699786838E-17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IF(ABS([.F5])&gt;90;SIGN([.F5])*0.75 +SIN(RADIANS([.F5]))/4;SIN(RADIANS([.F5])))" office:value-type="float" office:value="0.96650635094611" calcext:value-type="float">
            <text:p>0.96650635094611</text:p>
          </table:table-cell>
          <table:table-cell table:formula="of:=IF(ABS([.F5])&gt;90;COS(RADIANS([.F5]))/4;COS(RADIANS([.F5]))/2)" office:value-type="float" office:value="-0.125" calcext:value-type="float">
            <text:p>-0.125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IF(ABS([.J5])&gt;90;SIGN([.J5])*0.75 +SIN(RADIANS([.J5]))/4;SIN(RADIANS([.J5])))" office:value-type="float" office:value="0.875" calcext:value-type="float">
            <text:p>0.875</text:p>
          </table:table-cell>
          <table:table-cell table:formula="of:=IF(ABS([.J5])&gt;90;COS(RADIANS([.J5]))/4;COS(RADIANS([.J5]))/2)" office:value-type="float" office:value="-0.21650635094611" calcext:value-type="float">
            <text:p>-0.21650635094611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ABS([.N5])&gt;90;SIGN([.N5])*0.75 +SIN(RADIANS([.N5]))/4;SIN(RADIANS([.N5])))" office:value-type="float" office:value="0" calcext:value-type="float">
            <text:p>0</text:p>
          </table:table-cell>
          <table:table-cell table:formula="of:=IF(ABS([.N5])&gt;90;COS(RADIANS([.N5]))/4;COS(RADIANS([.N5]))/2)" office:value-type="float" office:value="0.5" calcext:value-type="float">
            <text:p>0.5</text:p>
          </table:table-cell>
        </table:table-row>
        <table:table-row table:style-name="ro1">
          <table:table-cell/>
          <table:table-cell table:formula="of:=[.B5]" office:value-type="float" office:value="90" calcext:value-type="float">
            <text:p>90</text:p>
          </table:table-cell>
          <table:table-cell table:formula="of:=[.C5]+0.1*SIN(RADIANS([.B6]))" office:value-type="float" office:value="1.1" calcext:value-type="float">
            <text:p>1.1</text:p>
          </table:table-cell>
          <table:table-cell table:formula="of:=[.D5]+0.1*COS(RADIANS([.B6]))" office:value-type="float" office:value="3.67394039744206E-017" calcext:value-type="float">
            <text:p>3.67394039744206E-17</text:p>
          </table:table-cell>
          <table:table-cell/>
          <table:table-cell table:formula="of:=[.F5]" office:value-type="float" office:value="120" calcext:value-type="float">
            <text:p>120</text:p>
          </table:table-cell>
          <table:table-cell table:formula="of:=[.G5]+0.1*SIN(RADIANS([.F6]))" office:value-type="float" office:value="1.05310889132455" calcext:value-type="float">
            <text:p>1.05310889132455</text:p>
          </table:table-cell>
          <table:table-cell table:formula="of:=[.H5]+0.1*COS(RADIANS([.F6]))" office:value-type="float" office:value="-0.175" calcext:value-type="float">
            <text:p>-0.175</text:p>
          </table:table-cell>
          <table:table-cell/>
          <table:table-cell table:formula="of:=[.J5]" office:value-type="float" office:value="150" calcext:value-type="float">
            <text:p>150</text:p>
          </table:table-cell>
          <table:table-cell table:formula="of:=[.K5]+0.1*SIN(RADIANS([.J6]))" office:value-type="float" office:value="0.925" calcext:value-type="float">
            <text:p>0.925</text:p>
          </table:table-cell>
          <table:table-cell table:formula="of:=[.L5]+0.1*COS(RADIANS([.J6]))" office:value-type="float" office:value="-0.303108891324554" calcext:value-type="float">
            <text:p>-0.303108891324554</text:p>
          </table:table-cell>
          <table:table-cell/>
          <table:table-cell table:formula="of:=[.N5]" office:value-type="float" office:value="0" calcext:value-type="float">
            <text:p>0</text:p>
          </table:table-cell>
          <table:table-cell table:formula="of:=[.O5]+0.1*SIN(RADIANS([.N6]))" office:value-type="float" office:value="0" calcext:value-type="float">
            <text:p>0</text:p>
          </table:table-cell>
          <table:table-cell table:formula="of:=[.P5]+0.1*COS(RADIANS([.N6]))" office:value-type="float" office:value="0.6" calcext:value-type="float">
            <text:p>0.6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-180" calcext:value-type="float">
            <text:p>-180</text:p>
          </table:table-cell>
          <table:table-cell table:formula="of:=IF(ABS([.B8])&gt;90;SIGN([.B8])*0.75 +SIN(RADIANS([.B8]))/4;SIN(RADIANS([.B8])))" office:value-type="float" office:value="-0.75" calcext:value-type="float">
            <text:p>-0.75</text:p>
          </table:table-cell>
          <table:table-cell table:formula="of:=IF(ABS([.B8])&gt;90;COS(RADIANS([.B8]))/4;COS(RADIANS([.B8]))/2)" office:value-type="float" office:value="-0.25" calcext:value-type="float">
            <text:p>-0.25</text:p>
          </table:table-cell>
          <table:table-cell table:number-columns-repeated="12"/>
        </table:table-row>
        <table:table-row table:style-name="ro1">
          <table:table-cell/>
          <table:table-cell table:formula="of:=[.B8]+5" office:value-type="float" office:value="-175" calcext:value-type="float">
            <text:p>-175</text:p>
          </table:table-cell>
          <table:table-cell table:formula="of:=IF(ABS([.B9])&gt;90;SIGN([.B9])*0.75 +SIN(RADIANS([.B9]))/4;SIN(RADIANS([.B9])))" office:value-type="float" office:value="-0.771788935686915" calcext:value-type="float">
            <text:p>-0.771788935686915</text:p>
          </table:table-cell>
          <table:table-cell table:formula="of:=IF(ABS([.B9])&gt;90;COS(RADIANS([.B9]))/4;COS(RADIANS([.B9]))/2)" office:value-type="float" office:value="-0.249048674522936" calcext:value-type="float">
            <text:p>-0.249048674522936</text:p>
          </table:table-cell>
          <table:table-cell table:number-columns-repeated="12"/>
        </table:table-row>
        <table:table-row table:style-name="ro1">
          <table:table-cell/>
          <table:table-cell table:formula="of:=[.B9]+5" office:value-type="float" office:value="-170" calcext:value-type="float">
            <text:p>-170</text:p>
          </table:table-cell>
          <table:table-cell table:formula="of:=IF(ABS([.B10])&gt;90;SIGN([.B10])*0.75 +SIN(RADIANS([.B10]))/4;SIN(RADIANS([.B10])))" office:value-type="float" office:value="-0.793412044416733" calcext:value-type="float">
            <text:p>-0.793412044416733</text:p>
          </table:table-cell>
          <table:table-cell table:formula="of:=IF(ABS([.B10])&gt;90;COS(RADIANS([.B10]))/4;COS(RADIANS([.B10]))/2)" office:value-type="float" office:value="-0.246201938253052" calcext:value-type="float">
            <text:p>-0.246201938253052</text:p>
          </table:table-cell>
          <table:table-cell table:number-columns-repeated="12"/>
        </table:table-row>
        <table:table-row table:style-name="ro1">
          <table:table-cell/>
          <table:table-cell table:formula="of:=[.B10]+5" office:value-type="float" office:value="-165" calcext:value-type="float">
            <text:p>-165</text:p>
          </table:table-cell>
          <table:table-cell table:formula="of:=IF(ABS([.B11])&gt;90;SIGN([.B11])*0.75 +SIN(RADIANS([.B11]))/4;SIN(RADIANS([.B11])))" office:value-type="float" office:value="-0.81470476127563" calcext:value-type="float">
            <text:p>-0.81470476127563</text:p>
          </table:table-cell>
          <table:table-cell table:formula="of:=IF(ABS([.B11])&gt;90;COS(RADIANS([.B11]))/4;COS(RADIANS([.B11]))/2)" office:value-type="float" office:value="-0.241481456572267" calcext:value-type="float">
            <text:p>-0.241481456572267</text:p>
          </table:table-cell>
          <table:table-cell table:number-columns-repeated="12"/>
        </table:table-row>
        <table:table-row table:style-name="ro1">
          <table:table-cell/>
          <table:table-cell table:formula="of:=[.B11]+5" office:value-type="float" office:value="-160" calcext:value-type="float">
            <text:p>-160</text:p>
          </table:table-cell>
          <table:table-cell table:formula="of:=IF(ABS([.B12])&gt;90;SIGN([.B12])*0.75 +SIN(RADIANS([.B12]))/4;SIN(RADIANS([.B12])))" office:value-type="float" office:value="-0.835505035831417" calcext:value-type="float">
            <text:p>-0.835505035831417</text:p>
          </table:table-cell>
          <table:table-cell table:formula="of:=IF(ABS([.B12])&gt;90;COS(RADIANS([.B12]))/4;COS(RADIANS([.B12]))/2)" office:value-type="float" office:value="-0.234923155196477" calcext:value-type="float">
            <text:p>-0.234923155196477</text:p>
          </table:table-cell>
          <table:table-cell table:number-columns-repeated="12"/>
        </table:table-row>
        <table:table-row table:style-name="ro1">
          <table:table-cell/>
          <table:table-cell table:formula="of:=[.B12]+5" office:value-type="float" office:value="-155" calcext:value-type="float">
            <text:p>-155</text:p>
          </table:table-cell>
          <table:table-cell table:formula="of:=IF(ABS([.B13])&gt;90;SIGN([.B13])*0.75 +SIN(RADIANS([.B13]))/4;SIN(RADIANS([.B13])))" office:value-type="float" office:value="-0.855654565435175" calcext:value-type="float">
            <text:p>-0.855654565435175</text:p>
          </table:table-cell>
          <table:table-cell table:formula="of:=IF(ABS([.B13])&gt;90;COS(RADIANS([.B13]))/4;COS(RADIANS([.B13]))/2)" office:value-type="float" office:value="-0.226576946759162" calcext:value-type="float">
            <text:p>-0.226576946759162</text:p>
          </table:table-cell>
          <table:table-cell table:number-columns-repeated="12"/>
        </table:table-row>
        <table:table-row table:style-name="ro1">
          <table:table-cell/>
          <table:table-cell table:formula="of:=[.B13]+5" office:value-type="float" office:value="-150" calcext:value-type="float">
            <text:p>-150</text:p>
          </table:table-cell>
          <table:table-cell table:formula="of:=IF(ABS([.B14])&gt;90;SIGN([.B14])*0.75 +SIN(RADIANS([.B14]))/4;SIN(RADIANS([.B14])))" office:value-type="float" office:value="-0.875" calcext:value-type="float">
            <text:p>-0.875</text:p>
          </table:table-cell>
          <table:table-cell table:formula="of:=IF(ABS([.B14])&gt;90;COS(RADIANS([.B14]))/4;COS(RADIANS([.B14]))/2)" office:value-type="float" office:value="-0.21650635094611" calcext:value-type="float">
            <text:p>-0.21650635094611</text:p>
          </table:table-cell>
          <table:table-cell table:number-columns-repeated="12"/>
        </table:table-row>
        <table:table-row table:style-name="ro1">
          <table:table-cell/>
          <table:table-cell table:formula="of:=[.B14]+5" office:value-type="float" office:value="-145" calcext:value-type="float">
            <text:p>-145</text:p>
          </table:table-cell>
          <table:table-cell table:formula="of:=IF(ABS([.B15])&gt;90;SIGN([.B15])*0.75 +SIN(RADIANS([.B15]))/4;SIN(RADIANS([.B15])))" office:value-type="float" office:value="-0.893394109087761" calcext:value-type="float">
            <text:p>-0.893394109087761</text:p>
          </table:table-cell>
          <table:table-cell table:formula="of:=IF(ABS([.B15])&gt;90;COS(RADIANS([.B15]))/4;COS(RADIANS([.B15]))/2)" office:value-type="float" office:value="-0.204788011072248" calcext:value-type="float">
            <text:p>-0.204788011072248</text:p>
          </table:table-cell>
          <table:table-cell table:number-columns-repeated="12"/>
        </table:table-row>
        <table:table-row table:style-name="ro1">
          <table:table-cell/>
          <table:table-cell table:formula="of:=[.B15]+5" office:value-type="float" office:value="-140" calcext:value-type="float">
            <text:p>-140</text:p>
          </table:table-cell>
          <table:table-cell table:formula="of:=IF(ABS([.B16])&gt;90;SIGN([.B16])*0.75 +SIN(RADIANS([.B16]))/4;SIN(RADIANS([.B16])))" office:value-type="float" office:value="-0.910696902421635" calcext:value-type="float">
            <text:p>-0.910696902421635</text:p>
          </table:table-cell>
          <table:table-cell table:formula="of:=IF(ABS([.B16])&gt;90;COS(RADIANS([.B16]))/4;COS(RADIANS([.B16]))/2)" office:value-type="float" office:value="-0.191511110779744" calcext:value-type="float">
            <text:p>-0.191511110779744</text:p>
          </table:table-cell>
          <table:table-cell table:number-columns-repeated="12"/>
        </table:table-row>
        <table:table-row table:style-name="ro1">
          <table:table-cell/>
          <table:table-cell table:formula="of:=[.B16]+5" office:value-type="float" office:value="-135" calcext:value-type="float">
            <text:p>-135</text:p>
          </table:table-cell>
          <table:table-cell table:formula="of:=IF(ABS([.B17])&gt;90;SIGN([.B17])*0.75 +SIN(RADIANS([.B17]))/4;SIN(RADIANS([.B17])))" office:value-type="float" office:value="-0.926776695296637" calcext:value-type="float">
            <text:p>-0.926776695296637</text:p>
          </table:table-cell>
          <table:table-cell table:formula="of:=IF(ABS([.B17])&gt;90;COS(RADIANS([.B17]))/4;COS(RADIANS([.B17]))/2)" office:value-type="float" office:value="-0.176776695296637" calcext:value-type="float">
            <text:p>-0.176776695296637</text:p>
          </table:table-cell>
          <table:table-cell table:number-columns-repeated="12"/>
        </table:table-row>
        <table:table-row table:style-name="ro1">
          <table:table-cell/>
          <table:table-cell table:formula="of:=[.B17]+5" office:value-type="float" office:value="-130" calcext:value-type="float">
            <text:p>-130</text:p>
          </table:table-cell>
          <table:table-cell table:formula="of:=IF(ABS([.B18])&gt;90;SIGN([.B18])*0.75 +SIN(RADIANS([.B18]))/4;SIN(RADIANS([.B18])))" office:value-type="float" office:value="-0.941511110779744" calcext:value-type="float">
            <text:p>-0.941511110779744</text:p>
          </table:table-cell>
          <table:table-cell table:formula="of:=IF(ABS([.B18])&gt;90;COS(RADIANS([.B18]))/4;COS(RADIANS([.B18]))/2)" office:value-type="float" office:value="-0.160696902421635" calcext:value-type="float">
            <text:p>-0.160696902421635</text:p>
          </table:table-cell>
          <table:table-cell table:number-columns-repeated="12"/>
        </table:table-row>
        <table:table-row table:style-name="ro1">
          <table:table-cell/>
          <table:table-cell table:formula="of:=[.B18]+5" office:value-type="float" office:value="-125" calcext:value-type="float">
            <text:p>-125</text:p>
          </table:table-cell>
          <table:table-cell table:formula="of:=IF(ABS([.B19])&gt;90;SIGN([.B19])*0.75 +SIN(RADIANS([.B19]))/4;SIN(RADIANS([.B19])))" office:value-type="float" office:value="-0.954788011072248" calcext:value-type="float">
            <text:p>-0.954788011072248</text:p>
          </table:table-cell>
          <table:table-cell table:formula="of:=IF(ABS([.B19])&gt;90;COS(RADIANS([.B19]))/4;COS(RADIANS([.B19]))/2)" office:value-type="float" office:value="-0.143394109087762" calcext:value-type="float">
            <text:p>-0.143394109087762</text:p>
          </table:table-cell>
          <table:table-cell table:number-columns-repeated="12"/>
        </table:table-row>
        <table:table-row table:style-name="ro1">
          <table:table-cell/>
          <table:table-cell table:formula="of:=[.B19]+5" office:value-type="float" office:value="-120" calcext:value-type="float">
            <text:p>-120</text:p>
          </table:table-cell>
          <table:table-cell table:formula="of:=IF(ABS([.B20])&gt;90;SIGN([.B20])*0.75 +SIN(RADIANS([.B20]))/4;SIN(RADIANS([.B20])))" office:value-type="float" office:value="-0.96650635094611" calcext:value-type="float">
            <text:p>-0.96650635094611</text:p>
          </table:table-cell>
          <table:table-cell table:formula="of:=IF(ABS([.B20])&gt;90;COS(RADIANS([.B20]))/4;COS(RADIANS([.B20]))/2)" office:value-type="float" office:value="-0.125" calcext:value-type="float">
            <text:p>-0.125</text:p>
          </table:table-cell>
          <table:table-cell table:number-columns-repeated="12"/>
        </table:table-row>
        <table:table-row table:style-name="ro1">
          <table:table-cell/>
          <table:table-cell table:formula="of:=[.B20]+5" office:value-type="float" office:value="-115" calcext:value-type="float">
            <text:p>-115</text:p>
          </table:table-cell>
          <table:table-cell table:formula="of:=IF(ABS([.B21])&gt;90;SIGN([.B21])*0.75 +SIN(RADIANS([.B21]))/4;SIN(RADIANS([.B21])))" office:value-type="float" office:value="-0.976576946759163" calcext:value-type="float">
            <text:p>-0.976576946759163</text:p>
          </table:table-cell>
          <table:table-cell table:formula="of:=IF(ABS([.B21])&gt;90;COS(RADIANS([.B21]))/4;COS(RADIANS([.B21]))/2)" office:value-type="float" office:value="-0.105654565435175" calcext:value-type="float">
            <text:p>-0.105654565435175</text:p>
          </table:table-cell>
          <table:table-cell table:number-columns-repeated="12"/>
        </table:table-row>
        <table:table-row table:style-name="ro1">
          <table:table-cell/>
          <table:table-cell table:formula="of:=[.B21]+5" office:value-type="float" office:value="-110" calcext:value-type="float">
            <text:p>-110</text:p>
          </table:table-cell>
          <table:table-cell table:formula="of:=IF(ABS([.B22])&gt;90;SIGN([.B22])*0.75 +SIN(RADIANS([.B22]))/4;SIN(RADIANS([.B22])))" office:value-type="float" office:value="-0.984923155196477" calcext:value-type="float">
            <text:p>-0.984923155196477</text:p>
          </table:table-cell>
          <table:table-cell table:formula="of:=IF(ABS([.B22])&gt;90;COS(RADIANS([.B22]))/4;COS(RADIANS([.B22]))/2)" office:value-type="float" office:value="-0.0855050358314172" calcext:value-type="float">
            <text:p>-0.085505035831417</text:p>
          </table:table-cell>
          <table:table-cell table:number-columns-repeated="12"/>
        </table:table-row>
        <table:table-row table:style-name="ro1">
          <table:table-cell/>
          <table:table-cell table:formula="of:=[.B22]+5" office:value-type="float" office:value="-105" calcext:value-type="float">
            <text:p>-105</text:p>
          </table:table-cell>
          <table:table-cell table:formula="of:=IF(ABS([.B23])&gt;90;SIGN([.B23])*0.75 +SIN(RADIANS([.B23]))/4;SIN(RADIANS([.B23])))" office:value-type="float" office:value="-0.991481456572267" calcext:value-type="float">
            <text:p>-0.991481456572267</text:p>
          </table:table-cell>
          <table:table-cell table:formula="of:=IF(ABS([.B23])&gt;90;COS(RADIANS([.B23]))/4;COS(RADIANS([.B23]))/2)" office:value-type="float" office:value="-0.0647047612756302" calcext:value-type="float">
            <text:p>-0.06470476127563</text:p>
          </table:table-cell>
          <table:table-cell table:number-columns-repeated="12"/>
        </table:table-row>
        <table:table-row table:style-name="ro1">
          <table:table-cell/>
          <table:table-cell table:formula="of:=[.B23]+5" office:value-type="float" office:value="-100" calcext:value-type="float">
            <text:p>-100</text:p>
          </table:table-cell>
          <table:table-cell table:formula="of:=IF(ABS([.B24])&gt;90;SIGN([.B24])*0.75 +SIN(RADIANS([.B24]))/4;SIN(RADIANS([.B24])))" office:value-type="float" office:value="-0.996201938253052" calcext:value-type="float">
            <text:p>-0.996201938253052</text:p>
          </table:table-cell>
          <table:table-cell table:formula="of:=IF(ABS([.B24])&gt;90;COS(RADIANS([.B24]))/4;COS(RADIANS([.B24]))/2)" office:value-type="float" office:value="-0.0434120444167326" calcext:value-type="float">
            <text:p>-0.043412044416733</text:p>
          </table:table-cell>
          <table:table-cell table:number-columns-repeated="12"/>
        </table:table-row>
        <table:table-row table:style-name="ro1">
          <table:table-cell/>
          <table:table-cell table:formula="of:=[.B24]+5" office:value-type="float" office:value="-95" calcext:value-type="float">
            <text:p>-95</text:p>
          </table:table-cell>
          <table:table-cell table:formula="of:=IF(ABS([.B25])&gt;90;SIGN([.B25])*0.75 +SIN(RADIANS([.B25]))/4;SIN(RADIANS([.B25])))" office:value-type="float" office:value="-0.999048674522936" calcext:value-type="float">
            <text:p>-0.999048674522936</text:p>
          </table:table-cell>
          <table:table-cell table:formula="of:=IF(ABS([.B25])&gt;90;COS(RADIANS([.B25]))/4;COS(RADIANS([.B25]))/2)" office:value-type="float" office:value="-0.0217889356869146" calcext:value-type="float">
            <text:p>-0.021788935686915</text:p>
          </table:table-cell>
          <table:table-cell table:number-columns-repeated="12"/>
        </table:table-row>
        <table:table-row table:style-name="ro1">
          <table:table-cell/>
          <table:table-cell table:formula="of:=[.B25]+5" office:value-type="float" office:value="-90" calcext:value-type="float">
            <text:p>-90</text:p>
          </table:table-cell>
          <table:table-cell table:formula="of:=IF(ABS([.B26])&gt;90;SIGN([.B26])*0.75 +SIN(RADIANS([.B26]))/4;SIN(RADIANS([.B26])))" office:value-type="float" office:value="-1" calcext:value-type="float">
            <text:p>-1</text:p>
          </table:table-cell>
          <table:table-cell table:formula="of:=IF(ABS([.B26])&gt;90;COS(RADIANS([.B26]))/4;COS(RADIANS([.B26]))/2)" office:value-type="float" office:value="3.06161699786838E-017" calcext:value-type="float">
            <text:p>3.06161699786838E-17</text:p>
          </table:table-cell>
          <table:table-cell table:number-columns-repeated="12"/>
        </table:table-row>
        <table:table-row table:style-name="ro1">
          <table:table-cell/>
          <table:table-cell table:formula="of:=[.B26]+5" office:value-type="float" office:value="-85" calcext:value-type="float">
            <text:p>-85</text:p>
          </table:table-cell>
          <table:table-cell table:formula="of:=IF(ABS([.B27])&gt;90;SIGN([.B27])*0.75 +SIN(RADIANS([.B27]))/4;SIN(RADIANS([.B27])))" office:value-type="float" office:value="-0.996194698091746" calcext:value-type="float">
            <text:p>-0.996194698091746</text:p>
          </table:table-cell>
          <table:table-cell table:formula="of:=IF(ABS([.B27])&gt;90;COS(RADIANS([.B27]))/4;COS(RADIANS([.B27]))/2)" office:value-type="float" office:value="0.0435778713738291" calcext:value-type="float">
            <text:p>0.043577871373829</text:p>
          </table:table-cell>
          <table:table-cell table:number-columns-repeated="12"/>
        </table:table-row>
        <table:table-row table:style-name="ro1">
          <table:table-cell/>
          <table:table-cell table:formula="of:=[.B27]+5" office:value-type="float" office:value="-80" calcext:value-type="float">
            <text:p>-80</text:p>
          </table:table-cell>
          <table:table-cell table:formula="of:=IF(ABS([.B28])&gt;90;SIGN([.B28])*0.75 +SIN(RADIANS([.B28]))/4;SIN(RADIANS([.B28])))" office:value-type="float" office:value="-0.984807753012208" calcext:value-type="float">
            <text:p>-0.984807753012208</text:p>
          </table:table-cell>
          <table:table-cell table:formula="of:=IF(ABS([.B28])&gt;90;COS(RADIANS([.B28]))/4;COS(RADIANS([.B28]))/2)" office:value-type="float" office:value="0.0868240888334652" calcext:value-type="float">
            <text:p>0.086824088833465</text:p>
          </table:table-cell>
          <table:table-cell table:number-columns-repeated="12"/>
        </table:table-row>
        <table:table-row table:style-name="ro1">
          <table:table-cell/>
          <table:table-cell table:formula="of:=[.B28]+5" office:value-type="float" office:value="-75" calcext:value-type="float">
            <text:p>-75</text:p>
          </table:table-cell>
          <table:table-cell table:formula="of:=IF(ABS([.B29])&gt;90;SIGN([.B29])*0.75 +SIN(RADIANS([.B29]))/4;SIN(RADIANS([.B29])))" office:value-type="float" office:value="-0.965925826289068" calcext:value-type="float">
            <text:p>-0.965925826289068</text:p>
          </table:table-cell>
          <table:table-cell table:formula="of:=IF(ABS([.B29])&gt;90;COS(RADIANS([.B29]))/4;COS(RADIANS([.B29]))/2)" office:value-type="float" office:value="0.12940952255126" calcext:value-type="float">
            <text:p>0.12940952255126</text:p>
          </table:table-cell>
          <table:table-cell table:number-columns-repeated="12"/>
        </table:table-row>
        <table:table-row table:style-name="ro1">
          <table:table-cell/>
          <table:table-cell table:formula="of:=[.B29]+5" office:value-type="float" office:value="-70" calcext:value-type="float">
            <text:p>-70</text:p>
          </table:table-cell>
          <table:table-cell table:formula="of:=IF(ABS([.B30])&gt;90;SIGN([.B30])*0.75 +SIN(RADIANS([.B30]))/4;SIN(RADIANS([.B30])))" office:value-type="float" office:value="-0.939692620785908" calcext:value-type="float">
            <text:p>-0.939692620785908</text:p>
          </table:table-cell>
          <table:table-cell table:formula="of:=IF(ABS([.B30])&gt;90;COS(RADIANS([.B30]))/4;COS(RADIANS([.B30]))/2)" office:value-type="float" office:value="0.171010071662834" calcext:value-type="float">
            <text:p>0.171010071662834</text:p>
          </table:table-cell>
          <table:table-cell table:number-columns-repeated="12"/>
        </table:table-row>
        <table:table-row table:style-name="ro1">
          <table:table-cell/>
          <table:table-cell table:formula="of:=[.B30]+5" office:value-type="float" office:value="-65" calcext:value-type="float">
            <text:p>-65</text:p>
          </table:table-cell>
          <table:table-cell table:formula="of:=IF(ABS([.B31])&gt;90;SIGN([.B31])*0.75 +SIN(RADIANS([.B31]))/4;SIN(RADIANS([.B31])))" office:value-type="float" office:value="-0.90630778703665" calcext:value-type="float">
            <text:p>-0.90630778703665</text:p>
          </table:table-cell>
          <table:table-cell table:formula="of:=IF(ABS([.B31])&gt;90;COS(RADIANS([.B31]))/4;COS(RADIANS([.B31]))/2)" office:value-type="float" office:value="0.21130913087035" calcext:value-type="float">
            <text:p>0.21130913087035</text:p>
          </table:table-cell>
          <table:table-cell table:number-columns-repeated="12"/>
        </table:table-row>
        <table:table-row table:style-name="ro1">
          <table:table-cell/>
          <table:table-cell table:formula="of:=[.B31]+5" office:value-type="float" office:value="-60" calcext:value-type="float">
            <text:p>-60</text:p>
          </table:table-cell>
          <table:table-cell table:formula="of:=IF(ABS([.B32])&gt;90;SIGN([.B32])*0.75 +SIN(RADIANS([.B32]))/4;SIN(RADIANS([.B32])))" office:value-type="float" office:value="-0.866025403784439" calcext:value-type="float">
            <text:p>-0.866025403784439</text:p>
          </table:table-cell>
          <table:table-cell table:formula="of:=IF(ABS([.B32])&gt;90;COS(RADIANS([.B32]))/4;COS(RADIANS([.B32]))/2)" office:value-type="float" office:value="0.25" calcext:value-type="float">
            <text:p>0.25</text:p>
          </table:table-cell>
          <table:table-cell table:number-columns-repeated="12"/>
        </table:table-row>
        <table:table-row table:style-name="ro1">
          <table:table-cell/>
          <table:table-cell table:formula="of:=[.B32]+5" office:value-type="float" office:value="-55" calcext:value-type="float">
            <text:p>-55</text:p>
          </table:table-cell>
          <table:table-cell table:formula="of:=IF(ABS([.B33])&gt;90;SIGN([.B33])*0.75 +SIN(RADIANS([.B33]))/4;SIN(RADIANS([.B33])))" office:value-type="float" office:value="-0.819152044288992" calcext:value-type="float">
            <text:p>-0.819152044288992</text:p>
          </table:table-cell>
          <table:table-cell table:formula="of:=IF(ABS([.B33])&gt;90;COS(RADIANS([.B33]))/4;COS(RADIANS([.B33]))/2)" office:value-type="float" office:value="0.286788218175523" calcext:value-type="float">
            <text:p>0.286788218175523</text:p>
          </table:table-cell>
          <table:table-cell table:number-columns-repeated="12"/>
        </table:table-row>
        <table:table-row table:style-name="ro1">
          <table:table-cell/>
          <table:table-cell table:formula="of:=[.B33]+5" office:value-type="float" office:value="-50" calcext:value-type="float">
            <text:p>-50</text:p>
          </table:table-cell>
          <table:table-cell table:formula="of:=IF(ABS([.B34])&gt;90;SIGN([.B34])*0.75 +SIN(RADIANS([.B34]))/4;SIN(RADIANS([.B34])))" office:value-type="float" office:value="-0.766044443118978" calcext:value-type="float">
            <text:p>-0.766044443118978</text:p>
          </table:table-cell>
          <table:table-cell table:formula="of:=IF(ABS([.B34])&gt;90;COS(RADIANS([.B34]))/4;COS(RADIANS([.B34]))/2)" office:value-type="float" office:value="0.32139380484327" calcext:value-type="float">
            <text:p>0.32139380484327</text:p>
          </table:table-cell>
          <table:table-cell table:number-columns-repeated="12"/>
        </table:table-row>
        <table:table-row table:style-name="ro1">
          <table:table-cell/>
          <table:table-cell table:formula="of:=[.B34]+5" office:value-type="float" office:value="-45" calcext:value-type="float">
            <text:p>-45</text:p>
          </table:table-cell>
          <table:table-cell table:formula="of:=IF(ABS([.B35])&gt;90;SIGN([.B35])*0.75 +SIN(RADIANS([.B35]))/4;SIN(RADIANS([.B35])))" office:value-type="float" office:value="-0.707106781186547" calcext:value-type="float">
            <text:p>-0.707106781186547</text:p>
          </table:table-cell>
          <table:table-cell table:formula="of:=IF(ABS([.B35])&gt;90;COS(RADIANS([.B35]))/4;COS(RADIANS([.B35]))/2)" office:value-type="float" office:value="0.353553390593274" calcext:value-type="float">
            <text:p>0.353553390593274</text:p>
          </table:table-cell>
          <table:table-cell table:number-columns-repeated="12"/>
        </table:table-row>
        <table:table-row table:style-name="ro1">
          <table:table-cell/>
          <table:table-cell table:formula="of:=[.B35]+5" office:value-type="float" office:value="-40" calcext:value-type="float">
            <text:p>-40</text:p>
          </table:table-cell>
          <table:table-cell table:formula="of:=IF(ABS([.B36])&gt;90;SIGN([.B36])*0.75 +SIN(RADIANS([.B36]))/4;SIN(RADIANS([.B36])))" office:value-type="float" office:value="-0.642787609686539" calcext:value-type="float">
            <text:p>-0.642787609686539</text:p>
          </table:table-cell>
          <table:table-cell table:formula="of:=IF(ABS([.B36])&gt;90;COS(RADIANS([.B36]))/4;COS(RADIANS([.B36]))/2)" office:value-type="float" office:value="0.383022221559489" calcext:value-type="float">
            <text:p>0.383022221559489</text:p>
          </table:table-cell>
          <table:table-cell table:number-columns-repeated="12"/>
        </table:table-row>
        <table:table-row table:style-name="ro1">
          <table:table-cell/>
          <table:table-cell table:formula="of:=[.B36]+5" office:value-type="float" office:value="-35" calcext:value-type="float">
            <text:p>-35</text:p>
          </table:table-cell>
          <table:table-cell table:formula="of:=IF(ABS([.B37])&gt;90;SIGN([.B37])*0.75 +SIN(RADIANS([.B37]))/4;SIN(RADIANS([.B37])))" office:value-type="float" office:value="-0.573576436351046" calcext:value-type="float">
            <text:p>-0.573576436351046</text:p>
          </table:table-cell>
          <table:table-cell table:formula="of:=IF(ABS([.B37])&gt;90;COS(RADIANS([.B37]))/4;COS(RADIANS([.B37]))/2)" office:value-type="float" office:value="0.409576022144496" calcext:value-type="float">
            <text:p>0.409576022144496</text:p>
          </table:table-cell>
          <table:table-cell table:number-columns-repeated="12"/>
        </table:table-row>
        <table:table-row table:style-name="ro1">
          <table:table-cell/>
          <table:table-cell table:formula="of:=[.B37]+5" office:value-type="float" office:value="-30" calcext:value-type="float">
            <text:p>-30</text:p>
          </table:table-cell>
          <table:table-cell table:formula="of:=IF(ABS([.B38])&gt;90;SIGN([.B38])*0.75 +SIN(RADIANS([.B38]))/4;SIN(RADIANS([.B38])))" office:value-type="float" office:value="-0.5" calcext:value-type="float">
            <text:p>-0.5</text:p>
          </table:table-cell>
          <table:table-cell table:formula="of:=IF(ABS([.B38])&gt;90;COS(RADIANS([.B38]))/4;COS(RADIANS([.B38]))/2)" office:value-type="float" office:value="0.433012701892219" calcext:value-type="float">
            <text:p>0.433012701892219</text:p>
          </table:table-cell>
          <table:table-cell table:number-columns-repeated="12"/>
        </table:table-row>
        <table:table-row table:style-name="ro1">
          <table:table-cell/>
          <table:table-cell table:formula="of:=[.B38]+5" office:value-type="float" office:value="-25" calcext:value-type="float">
            <text:p>-25</text:p>
          </table:table-cell>
          <table:table-cell table:formula="of:=IF(ABS([.B39])&gt;90;SIGN([.B39])*0.75 +SIN(RADIANS([.B39]))/4;SIN(RADIANS([.B39])))" office:value-type="float" office:value="-0.422618261740699" calcext:value-type="float">
            <text:p>-0.422618261740699</text:p>
          </table:table-cell>
          <table:table-cell table:formula="of:=IF(ABS([.B39])&gt;90;COS(RADIANS([.B39]))/4;COS(RADIANS([.B39]))/2)" office:value-type="float" office:value="0.453153893518325" calcext:value-type="float">
            <text:p>0.453153893518325</text:p>
          </table:table-cell>
          <table:table-cell table:number-columns-repeated="12"/>
        </table:table-row>
        <table:table-row table:style-name="ro1">
          <table:table-cell/>
          <table:table-cell table:formula="of:=[.B39]+5" office:value-type="float" office:value="-20" calcext:value-type="float">
            <text:p>-20</text:p>
          </table:table-cell>
          <table:table-cell table:formula="of:=IF(ABS([.B40])&gt;90;SIGN([.B40])*0.75 +SIN(RADIANS([.B40]))/4;SIN(RADIANS([.B40])))" office:value-type="float" office:value="-0.342020143325669" calcext:value-type="float">
            <text:p>-0.342020143325669</text:p>
          </table:table-cell>
          <table:table-cell table:formula="of:=IF(ABS([.B40])&gt;90;COS(RADIANS([.B40]))/4;COS(RADIANS([.B40]))/2)" office:value-type="float" office:value="0.469846310392954" calcext:value-type="float">
            <text:p>0.469846310392954</text:p>
          </table:table-cell>
          <table:table-cell table:number-columns-repeated="12"/>
        </table:table-row>
        <table:table-row table:style-name="ro1">
          <table:table-cell/>
          <table:table-cell table:formula="of:=[.B40]+5" office:value-type="float" office:value="-15" calcext:value-type="float">
            <text:p>-15</text:p>
          </table:table-cell>
          <table:table-cell table:formula="of:=IF(ABS([.B41])&gt;90;SIGN([.B41])*0.75 +SIN(RADIANS([.B41]))/4;SIN(RADIANS([.B41])))" office:value-type="float" office:value="-0.258819045102521" calcext:value-type="float">
            <text:p>-0.258819045102521</text:p>
          </table:table-cell>
          <table:table-cell table:formula="of:=IF(ABS([.B41])&gt;90;COS(RADIANS([.B41]))/4;COS(RADIANS([.B41]))/2)" office:value-type="float" office:value="0.482962913144534" calcext:value-type="float">
            <text:p>0.482962913144534</text:p>
          </table:table-cell>
          <table:table-cell table:number-columns-repeated="12"/>
        </table:table-row>
        <table:table-row table:style-name="ro1">
          <table:table-cell/>
          <table:table-cell table:formula="of:=[.B41]+5" office:value-type="float" office:value="-10" calcext:value-type="float">
            <text:p>-10</text:p>
          </table:table-cell>
          <table:table-cell table:formula="of:=IF(ABS([.B42])&gt;90;SIGN([.B42])*0.75 +SIN(RADIANS([.B42]))/4;SIN(RADIANS([.B42])))" office:value-type="float" office:value="-0.17364817766693" calcext:value-type="float">
            <text:p>-0.17364817766693</text:p>
          </table:table-cell>
          <table:table-cell table:formula="of:=IF(ABS([.B42])&gt;90;COS(RADIANS([.B42]))/4;COS(RADIANS([.B42]))/2)" office:value-type="float" office:value="0.492403876506104" calcext:value-type="float">
            <text:p>0.492403876506104</text:p>
          </table:table-cell>
          <table:table-cell table:number-columns-repeated="12"/>
        </table:table-row>
        <table:table-row table:style-name="ro1">
          <table:table-cell/>
          <table:table-cell table:formula="of:=[.B42]+5" office:value-type="float" office:value="-5" calcext:value-type="float">
            <text:p>-5</text:p>
          </table:table-cell>
          <table:table-cell table:formula="of:=IF(ABS([.B43])&gt;90;SIGN([.B43])*0.75 +SIN(RADIANS([.B43]))/4;SIN(RADIANS([.B43])))" office:value-type="float" office:value="-0.0871557427476582" calcext:value-type="float">
            <text:p>-0.087155742747658</text:p>
          </table:table-cell>
          <table:table-cell table:formula="of:=IF(ABS([.B43])&gt;90;COS(RADIANS([.B43]))/4;COS(RADIANS([.B43]))/2)" office:value-type="float" office:value="0.498097349045873" calcext:value-type="float">
            <text:p>0.498097349045873</text:p>
          </table:table-cell>
          <table:table-cell table:number-columns-repeated="12"/>
        </table:table-row>
        <table:table-row table:style-name="ro1">
          <table:table-cell/>
          <table:table-cell table:formula="of:=[.B43]+5" office:value-type="float" office:value="0" calcext:value-type="float">
            <text:p>0</text:p>
          </table:table-cell>
          <table:table-cell table:formula="of:=IF(ABS([.B44])&gt;90;SIGN([.B44])*0.75 +SIN(RADIANS([.B44]))/4;SIN(RADIANS([.B44])))" office:value-type="float" office:value="0" calcext:value-type="float">
            <text:p>0</text:p>
          </table:table-cell>
          <table:table-cell table:formula="of:=IF(ABS([.B44])&gt;90;COS(RADIANS([.B44]))/4;COS(RADIANS([.B44]))/2)"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/>
          <table:table-cell table:formula="of:=[.B44]+5" office:value-type="float" office:value="5" calcext:value-type="float">
            <text:p>5</text:p>
          </table:table-cell>
          <table:table-cell table:formula="of:=IF(ABS([.B45])&gt;90;SIGN([.B45])*0.75 +SIN(RADIANS([.B45]))/4;SIN(RADIANS([.B45])))" office:value-type="float" office:value="0.0871557427476582" calcext:value-type="float">
            <text:p>0.087155742747658</text:p>
          </table:table-cell>
          <table:table-cell table:formula="of:=IF(ABS([.B45])&gt;90;COS(RADIANS([.B45]))/4;COS(RADIANS([.B45]))/2)" office:value-type="float" office:value="0.498097349045873" calcext:value-type="float">
            <text:p>0.498097349045873</text:p>
          </table:table-cell>
          <table:table-cell table:number-columns-repeated="12"/>
        </table:table-row>
        <table:table-row table:style-name="ro1">
          <table:table-cell/>
          <table:table-cell table:formula="of:=[.B45]+5" office:value-type="float" office:value="10" calcext:value-type="float">
            <text:p>10</text:p>
          </table:table-cell>
          <table:table-cell table:formula="of:=IF(ABS([.B46])&gt;90;SIGN([.B46])*0.75 +SIN(RADIANS([.B46]))/4;SIN(RADIANS([.B46])))" office:value-type="float" office:value="0.17364817766693" calcext:value-type="float">
            <text:p>0.17364817766693</text:p>
          </table:table-cell>
          <table:table-cell table:formula="of:=IF(ABS([.B46])&gt;90;COS(RADIANS([.B46]))/4;COS(RADIANS([.B46]))/2)" office:value-type="float" office:value="0.492403876506104" calcext:value-type="float">
            <text:p>0.492403876506104</text:p>
          </table:table-cell>
          <table:table-cell table:number-columns-repeated="12"/>
        </table:table-row>
        <table:table-row table:style-name="ro1">
          <table:table-cell/>
          <table:table-cell table:formula="of:=[.B46]+5" office:value-type="float" office:value="15" calcext:value-type="float">
            <text:p>15</text:p>
          </table:table-cell>
          <table:table-cell table:formula="of:=IF(ABS([.B47])&gt;90;SIGN([.B47])*0.75 +SIN(RADIANS([.B47]))/4;SIN(RADIANS([.B47])))" office:value-type="float" office:value="0.258819045102521" calcext:value-type="float">
            <text:p>0.258819045102521</text:p>
          </table:table-cell>
          <table:table-cell table:formula="of:=IF(ABS([.B47])&gt;90;COS(RADIANS([.B47]))/4;COS(RADIANS([.B47]))/2)" office:value-type="float" office:value="0.482962913144534" calcext:value-type="float">
            <text:p>0.482962913144534</text:p>
          </table:table-cell>
          <table:table-cell table:number-columns-repeated="12"/>
        </table:table-row>
        <table:table-row table:style-name="ro1">
          <table:table-cell/>
          <table:table-cell table:formula="of:=[.B47]+5" office:value-type="float" office:value="20" calcext:value-type="float">
            <text:p>20</text:p>
          </table:table-cell>
          <table:table-cell table:formula="of:=IF(ABS([.B48])&gt;90;SIGN([.B48])*0.75 +SIN(RADIANS([.B48]))/4;SIN(RADIANS([.B48])))" office:value-type="float" office:value="0.342020143325669" calcext:value-type="float">
            <text:p>0.342020143325669</text:p>
          </table:table-cell>
          <table:table-cell table:formula="of:=IF(ABS([.B48])&gt;90;COS(RADIANS([.B48]))/4;COS(RADIANS([.B48]))/2)" office:value-type="float" office:value="0.469846310392954" calcext:value-type="float">
            <text:p>0.469846310392954</text:p>
          </table:table-cell>
          <table:table-cell table:number-columns-repeated="12"/>
        </table:table-row>
        <table:table-row table:style-name="ro1">
          <table:table-cell/>
          <table:table-cell table:formula="of:=[.B48]+5" office:value-type="float" office:value="25" calcext:value-type="float">
            <text:p>25</text:p>
          </table:table-cell>
          <table:table-cell table:formula="of:=IF(ABS([.B49])&gt;90;SIGN([.B49])*0.75 +SIN(RADIANS([.B49]))/4;SIN(RADIANS([.B49])))" office:value-type="float" office:value="0.422618261740699" calcext:value-type="float">
            <text:p>0.422618261740699</text:p>
          </table:table-cell>
          <table:table-cell table:formula="of:=IF(ABS([.B49])&gt;90;COS(RADIANS([.B49]))/4;COS(RADIANS([.B49]))/2)" office:value-type="float" office:value="0.453153893518325" calcext:value-type="float">
            <text:p>0.453153893518325</text:p>
          </table:table-cell>
          <table:table-cell table:number-columns-repeated="12"/>
        </table:table-row>
        <table:table-row table:style-name="ro1">
          <table:table-cell/>
          <table:table-cell table:formula="of:=[.B49]+5" office:value-type="float" office:value="30" calcext:value-type="float">
            <text:p>30</text:p>
          </table:table-cell>
          <table:table-cell table:formula="of:=IF(ABS([.B50])&gt;90;SIGN([.B50])*0.75 +SIN(RADIANS([.B50]))/4;SIN(RADIANS([.B50])))" office:value-type="float" office:value="0.5" calcext:value-type="float">
            <text:p>0.5</text:p>
          </table:table-cell>
          <table:table-cell table:formula="of:=IF(ABS([.B50])&gt;90;COS(RADIANS([.B50]))/4;COS(RADIANS([.B50]))/2)" office:value-type="float" office:value="0.433012701892219" calcext:value-type="float">
            <text:p>0.433012701892219</text:p>
          </table:table-cell>
          <table:table-cell table:number-columns-repeated="12"/>
        </table:table-row>
        <table:table-row table:style-name="ro1">
          <table:table-cell/>
          <table:table-cell table:formula="of:=[.B50]+5" office:value-type="float" office:value="35" calcext:value-type="float">
            <text:p>35</text:p>
          </table:table-cell>
          <table:table-cell table:formula="of:=IF(ABS([.B51])&gt;90;SIGN([.B51])*0.75 +SIN(RADIANS([.B51]))/4;SIN(RADIANS([.B51])))" office:value-type="float" office:value="0.573576436351046" calcext:value-type="float">
            <text:p>0.573576436351046</text:p>
          </table:table-cell>
          <table:table-cell table:formula="of:=IF(ABS([.B51])&gt;90;COS(RADIANS([.B51]))/4;COS(RADIANS([.B51]))/2)" office:value-type="float" office:value="0.409576022144496" calcext:value-type="float">
            <text:p>0.409576022144496</text:p>
          </table:table-cell>
          <table:table-cell table:number-columns-repeated="12"/>
        </table:table-row>
        <table:table-row table:style-name="ro1">
          <table:table-cell/>
          <table:table-cell table:formula="of:=[.B51]+5" office:value-type="float" office:value="40" calcext:value-type="float">
            <text:p>40</text:p>
          </table:table-cell>
          <table:table-cell table:formula="of:=IF(ABS([.B52])&gt;90;SIGN([.B52])*0.75 +SIN(RADIANS([.B52]))/4;SIN(RADIANS([.B52])))" office:value-type="float" office:value="0.642787609686539" calcext:value-type="float">
            <text:p>0.642787609686539</text:p>
          </table:table-cell>
          <table:table-cell table:formula="of:=IF(ABS([.B52])&gt;90;COS(RADIANS([.B52]))/4;COS(RADIANS([.B52]))/2)" office:value-type="float" office:value="0.383022221559489" calcext:value-type="float">
            <text:p>0.383022221559489</text:p>
          </table:table-cell>
          <table:table-cell table:number-columns-repeated="12"/>
        </table:table-row>
        <table:table-row table:style-name="ro1">
          <table:table-cell/>
          <table:table-cell table:formula="of:=[.B52]+5" office:value-type="float" office:value="45" calcext:value-type="float">
            <text:p>45</text:p>
          </table:table-cell>
          <table:table-cell table:formula="of:=IF(ABS([.B53])&gt;90;SIGN([.B53])*0.75 +SIN(RADIANS([.B53]))/4;SIN(RADIANS([.B53])))" office:value-type="float" office:value="0.707106781186547" calcext:value-type="float">
            <text:p>0.707106781186547</text:p>
          </table:table-cell>
          <table:table-cell table:formula="of:=IF(ABS([.B53])&gt;90;COS(RADIANS([.B53]))/4;COS(RADIANS([.B53]))/2)" office:value-type="float" office:value="0.353553390593274" calcext:value-type="float">
            <text:p>0.353553390593274</text:p>
          </table:table-cell>
          <table:table-cell table:number-columns-repeated="12"/>
        </table:table-row>
        <table:table-row table:style-name="ro1">
          <table:table-cell/>
          <table:table-cell table:formula="of:=[.B53]+5" office:value-type="float" office:value="50" calcext:value-type="float">
            <text:p>50</text:p>
          </table:table-cell>
          <table:table-cell table:formula="of:=IF(ABS([.B54])&gt;90;SIGN([.B54])*0.75 +SIN(RADIANS([.B54]))/4;SIN(RADIANS([.B54])))" office:value-type="float" office:value="0.766044443118978" calcext:value-type="float">
            <text:p>0.766044443118978</text:p>
          </table:table-cell>
          <table:table-cell table:formula="of:=IF(ABS([.B54])&gt;90;COS(RADIANS([.B54]))/4;COS(RADIANS([.B54]))/2)" office:value-type="float" office:value="0.32139380484327" calcext:value-type="float">
            <text:p>0.32139380484327</text:p>
          </table:table-cell>
          <table:table-cell table:number-columns-repeated="12"/>
        </table:table-row>
        <table:table-row table:style-name="ro1">
          <table:table-cell/>
          <table:table-cell table:formula="of:=[.B54]+5" office:value-type="float" office:value="55" calcext:value-type="float">
            <text:p>55</text:p>
          </table:table-cell>
          <table:table-cell table:formula="of:=IF(ABS([.B55])&gt;90;SIGN([.B55])*0.75 +SIN(RADIANS([.B55]))/4;SIN(RADIANS([.B55])))" office:value-type="float" office:value="0.819152044288992" calcext:value-type="float">
            <text:p>0.819152044288992</text:p>
          </table:table-cell>
          <table:table-cell table:formula="of:=IF(ABS([.B55])&gt;90;COS(RADIANS([.B55]))/4;COS(RADIANS([.B55]))/2)" office:value-type="float" office:value="0.286788218175523" calcext:value-type="float">
            <text:p>0.286788218175523</text:p>
          </table:table-cell>
          <table:table-cell table:number-columns-repeated="12"/>
        </table:table-row>
        <table:table-row table:style-name="ro1">
          <table:table-cell/>
          <table:table-cell table:formula="of:=[.B55]+5" office:value-type="float" office:value="60" calcext:value-type="float">
            <text:p>60</text:p>
          </table:table-cell>
          <table:table-cell table:formula="of:=IF(ABS([.B56])&gt;90;SIGN([.B56])*0.75 +SIN(RADIANS([.B56]))/4;SIN(RADIANS([.B56])))" office:value-type="float" office:value="0.866025403784439" calcext:value-type="float">
            <text:p>0.866025403784439</text:p>
          </table:table-cell>
          <table:table-cell table:formula="of:=IF(ABS([.B56])&gt;90;COS(RADIANS([.B56]))/4;COS(RADIANS([.B56]))/2)" office:value-type="float" office:value="0.25" calcext:value-type="float">
            <text:p>0.25</text:p>
          </table:table-cell>
          <table:table-cell table:number-columns-repeated="12"/>
        </table:table-row>
        <table:table-row table:style-name="ro1">
          <table:table-cell/>
          <table:table-cell table:formula="of:=[.B56]+5" office:value-type="float" office:value="65" calcext:value-type="float">
            <text:p>65</text:p>
          </table:table-cell>
          <table:table-cell table:formula="of:=IF(ABS([.B57])&gt;90;SIGN([.B57])*0.75 +SIN(RADIANS([.B57]))/4;SIN(RADIANS([.B57])))" office:value-type="float" office:value="0.90630778703665" calcext:value-type="float">
            <text:p>0.90630778703665</text:p>
          </table:table-cell>
          <table:table-cell table:formula="of:=IF(ABS([.B57])&gt;90;COS(RADIANS([.B57]))/4;COS(RADIANS([.B57]))/2)" office:value-type="float" office:value="0.21130913087035" calcext:value-type="float">
            <text:p>0.21130913087035</text:p>
          </table:table-cell>
          <table:table-cell table:number-columns-repeated="12"/>
        </table:table-row>
        <table:table-row table:style-name="ro1">
          <table:table-cell/>
          <table:table-cell table:formula="of:=[.B57]+5" office:value-type="float" office:value="70" calcext:value-type="float">
            <text:p>70</text:p>
          </table:table-cell>
          <table:table-cell table:formula="of:=IF(ABS([.B58])&gt;90;SIGN([.B58])*0.75 +SIN(RADIANS([.B58]))/4;SIN(RADIANS([.B58])))" office:value-type="float" office:value="0.939692620785908" calcext:value-type="float">
            <text:p>0.939692620785908</text:p>
          </table:table-cell>
          <table:table-cell table:formula="of:=IF(ABS([.B58])&gt;90;COS(RADIANS([.B58]))/4;COS(RADIANS([.B58]))/2)" office:value-type="float" office:value="0.171010071662834" calcext:value-type="float">
            <text:p>0.171010071662834</text:p>
          </table:table-cell>
          <table:table-cell table:number-columns-repeated="12"/>
        </table:table-row>
        <table:table-row table:style-name="ro1">
          <table:table-cell/>
          <table:table-cell table:formula="of:=[.B58]+5" office:value-type="float" office:value="75" calcext:value-type="float">
            <text:p>75</text:p>
          </table:table-cell>
          <table:table-cell table:formula="of:=IF(ABS([.B59])&gt;90;SIGN([.B59])*0.75 +SIN(RADIANS([.B59]))/4;SIN(RADIANS([.B59])))" office:value-type="float" office:value="0.965925826289068" calcext:value-type="float">
            <text:p>0.965925826289068</text:p>
          </table:table-cell>
          <table:table-cell table:formula="of:=IF(ABS([.B59])&gt;90;COS(RADIANS([.B59]))/4;COS(RADIANS([.B59]))/2)" office:value-type="float" office:value="0.12940952255126" calcext:value-type="float">
            <text:p>0.12940952255126</text:p>
          </table:table-cell>
          <table:table-cell table:number-columns-repeated="12"/>
        </table:table-row>
        <table:table-row table:style-name="ro1">
          <table:table-cell/>
          <table:table-cell table:formula="of:=[.B59]+5" office:value-type="float" office:value="80" calcext:value-type="float">
            <text:p>80</text:p>
          </table:table-cell>
          <table:table-cell table:formula="of:=IF(ABS([.B60])&gt;90;SIGN([.B60])*0.75 +SIN(RADIANS([.B60]))/4;SIN(RADIANS([.B60])))" office:value-type="float" office:value="0.984807753012208" calcext:value-type="float">
            <text:p>0.984807753012208</text:p>
          </table:table-cell>
          <table:table-cell table:formula="of:=IF(ABS([.B60])&gt;90;COS(RADIANS([.B60]))/4;COS(RADIANS([.B60]))/2)" office:value-type="float" office:value="0.0868240888334652" calcext:value-type="float">
            <text:p>0.086824088833465</text:p>
          </table:table-cell>
          <table:table-cell table:number-columns-repeated="12"/>
        </table:table-row>
        <table:table-row table:style-name="ro1">
          <table:table-cell/>
          <table:table-cell table:formula="of:=[.B60]+5" office:value-type="float" office:value="85" calcext:value-type="float">
            <text:p>85</text:p>
          </table:table-cell>
          <table:table-cell table:formula="of:=IF(ABS([.B61])&gt;90;SIGN([.B61])*0.75 +SIN(RADIANS([.B61]))/4;SIN(RADIANS([.B61])))" office:value-type="float" office:value="0.996194698091746" calcext:value-type="float">
            <text:p>0.996194698091746</text:p>
          </table:table-cell>
          <table:table-cell table:formula="of:=IF(ABS([.B61])&gt;90;COS(RADIANS([.B61]))/4;COS(RADIANS([.B61]))/2)" office:value-type="float" office:value="0.0435778713738291" calcext:value-type="float">
            <text:p>0.043577871373829</text:p>
          </table:table-cell>
          <table:table-cell table:number-columns-repeated="12"/>
        </table:table-row>
        <table:table-row table:style-name="ro1">
          <table:table-cell/>
          <table:table-cell table:formula="of:=[.B61]+5" office:value-type="float" office:value="90" calcext:value-type="float">
            <text:p>90</text:p>
          </table:table-cell>
          <table:table-cell table:formula="of:=IF(ABS([.B62])&gt;90;SIGN([.B62])*0.75 +SIN(RADIANS([.B62]))/4;SIN(RADIANS([.B62])))" office:value-type="float" office:value="1" calcext:value-type="float">
            <text:p>1</text:p>
          </table:table-cell>
          <table:table-cell table:formula="of:=IF(ABS([.B62])&gt;90;COS(RADIANS([.B62]))/4;COS(RADIANS([.B62]))/2)" office:value-type="float" office:value="3.06161699786838E-017" calcext:value-type="float">
            <text:p>3.06161699786838E-17</text:p>
          </table:table-cell>
          <table:table-cell table:number-columns-repeated="12"/>
        </table:table-row>
        <table:table-row table:style-name="ro1">
          <table:table-cell/>
          <table:table-cell table:formula="of:=[.B62]+5" office:value-type="float" office:value="95" calcext:value-type="float">
            <text:p>95</text:p>
          </table:table-cell>
          <table:table-cell table:formula="of:=IF(ABS([.B63])&gt;90;SIGN([.B63])*0.75 +SIN(RADIANS([.B63]))/4;SIN(RADIANS([.B63])))" office:value-type="float" office:value="0.999048674522936" calcext:value-type="float">
            <text:p>0.999048674522936</text:p>
          </table:table-cell>
          <table:table-cell table:formula="of:=IF(ABS([.B63])&gt;90;COS(RADIANS([.B63]))/4;COS(RADIANS([.B63]))/2)" office:value-type="float" office:value="-0.0217889356869146" calcext:value-type="float">
            <text:p>-0.021788935686915</text:p>
          </table:table-cell>
          <table:table-cell table:number-columns-repeated="12"/>
        </table:table-row>
        <table:table-row table:style-name="ro1">
          <table:table-cell/>
          <table:table-cell table:formula="of:=[.B63]+5" office:value-type="float" office:value="100" calcext:value-type="float">
            <text:p>100</text:p>
          </table:table-cell>
          <table:table-cell table:formula="of:=IF(ABS([.B64])&gt;90;SIGN([.B64])*0.75 +SIN(RADIANS([.B64]))/4;SIN(RADIANS([.B64])))" office:value-type="float" office:value="0.996201938253052" calcext:value-type="float">
            <text:p>0.996201938253052</text:p>
          </table:table-cell>
          <table:table-cell table:formula="of:=IF(ABS([.B64])&gt;90;COS(RADIANS([.B64]))/4;COS(RADIANS([.B64]))/2)" office:value-type="float" office:value="-0.0434120444167326" calcext:value-type="float">
            <text:p>-0.043412044416733</text:p>
          </table:table-cell>
          <table:table-cell table:number-columns-repeated="12"/>
        </table:table-row>
        <table:table-row table:style-name="ro1">
          <table:table-cell/>
          <table:table-cell table:formula="of:=[.B64]+5" office:value-type="float" office:value="105" calcext:value-type="float">
            <text:p>105</text:p>
          </table:table-cell>
          <table:table-cell table:formula="of:=IF(ABS([.B65])&gt;90;SIGN([.B65])*0.75 +SIN(RADIANS([.B65]))/4;SIN(RADIANS([.B65])))" office:value-type="float" office:value="0.991481456572267" calcext:value-type="float">
            <text:p>0.991481456572267</text:p>
          </table:table-cell>
          <table:table-cell table:formula="of:=IF(ABS([.B65])&gt;90;COS(RADIANS([.B65]))/4;COS(RADIANS([.B65]))/2)" office:value-type="float" office:value="-0.0647047612756302" calcext:value-type="float">
            <text:p>-0.06470476127563</text:p>
          </table:table-cell>
          <table:table-cell table:number-columns-repeated="12"/>
        </table:table-row>
        <table:table-row table:style-name="ro1">
          <table:table-cell/>
          <table:table-cell table:formula="of:=[.B65]+5" office:value-type="float" office:value="110" calcext:value-type="float">
            <text:p>110</text:p>
          </table:table-cell>
          <table:table-cell table:formula="of:=IF(ABS([.B66])&gt;90;SIGN([.B66])*0.75 +SIN(RADIANS([.B66]))/4;SIN(RADIANS([.B66])))" office:value-type="float" office:value="0.984923155196477" calcext:value-type="float">
            <text:p>0.984923155196477</text:p>
          </table:table-cell>
          <table:table-cell table:formula="of:=IF(ABS([.B66])&gt;90;COS(RADIANS([.B66]))/4;COS(RADIANS([.B66]))/2)" office:value-type="float" office:value="-0.0855050358314172" calcext:value-type="float">
            <text:p>-0.085505035831417</text:p>
          </table:table-cell>
          <table:table-cell table:number-columns-repeated="12"/>
        </table:table-row>
        <table:table-row table:style-name="ro1">
          <table:table-cell/>
          <table:table-cell table:formula="of:=[.B66]+5" office:value-type="float" office:value="115" calcext:value-type="float">
            <text:p>115</text:p>
          </table:table-cell>
          <table:table-cell table:formula="of:=IF(ABS([.B67])&gt;90;SIGN([.B67])*0.75 +SIN(RADIANS([.B67]))/4;SIN(RADIANS([.B67])))" office:value-type="float" office:value="0.976576946759163" calcext:value-type="float">
            <text:p>0.976576946759163</text:p>
          </table:table-cell>
          <table:table-cell table:formula="of:=IF(ABS([.B67])&gt;90;COS(RADIANS([.B67]))/4;COS(RADIANS([.B67]))/2)" office:value-type="float" office:value="-0.105654565435175" calcext:value-type="float">
            <text:p>-0.105654565435175</text:p>
          </table:table-cell>
          <table:table-cell table:number-columns-repeated="12"/>
        </table:table-row>
        <table:table-row table:style-name="ro1">
          <table:table-cell/>
          <table:table-cell table:formula="of:=[.B67]+5" office:value-type="float" office:value="120" calcext:value-type="float">
            <text:p>120</text:p>
          </table:table-cell>
          <table:table-cell table:formula="of:=IF(ABS([.B68])&gt;90;SIGN([.B68])*0.75 +SIN(RADIANS([.B68]))/4;SIN(RADIANS([.B68])))" office:value-type="float" office:value="0.96650635094611" calcext:value-type="float">
            <text:p>0.96650635094611</text:p>
          </table:table-cell>
          <table:table-cell table:formula="of:=IF(ABS([.B68])&gt;90;COS(RADIANS([.B68]))/4;COS(RADIANS([.B68]))/2)" office:value-type="float" office:value="-0.125" calcext:value-type="float">
            <text:p>-0.125</text:p>
          </table:table-cell>
          <table:table-cell table:number-columns-repeated="12"/>
        </table:table-row>
        <table:table-row table:style-name="ro1">
          <table:table-cell/>
          <table:table-cell table:formula="of:=[.B68]+5" office:value-type="float" office:value="125" calcext:value-type="float">
            <text:p>125</text:p>
          </table:table-cell>
          <table:table-cell table:formula="of:=IF(ABS([.B69])&gt;90;SIGN([.B69])*0.75 +SIN(RADIANS([.B69]))/4;SIN(RADIANS([.B69])))" office:value-type="float" office:value="0.954788011072248" calcext:value-type="float">
            <text:p>0.954788011072248</text:p>
          </table:table-cell>
          <table:table-cell table:formula="of:=IF(ABS([.B69])&gt;90;COS(RADIANS([.B69]))/4;COS(RADIANS([.B69]))/2)" office:value-type="float" office:value="-0.143394109087762" calcext:value-type="float">
            <text:p>-0.143394109087762</text:p>
          </table:table-cell>
          <table:table-cell table:number-columns-repeated="12"/>
        </table:table-row>
        <table:table-row table:style-name="ro1">
          <table:table-cell/>
          <table:table-cell table:formula="of:=[.B69]+5" office:value-type="float" office:value="130" calcext:value-type="float">
            <text:p>130</text:p>
          </table:table-cell>
          <table:table-cell table:formula="of:=IF(ABS([.B70])&gt;90;SIGN([.B70])*0.75 +SIN(RADIANS([.B70]))/4;SIN(RADIANS([.B70])))" office:value-type="float" office:value="0.941511110779744" calcext:value-type="float">
            <text:p>0.941511110779744</text:p>
          </table:table-cell>
          <table:table-cell table:formula="of:=IF(ABS([.B70])&gt;90;COS(RADIANS([.B70]))/4;COS(RADIANS([.B70]))/2)" office:value-type="float" office:value="-0.160696902421635" calcext:value-type="float">
            <text:p>-0.160696902421635</text:p>
          </table:table-cell>
          <table:table-cell table:number-columns-repeated="12"/>
        </table:table-row>
        <table:table-row table:style-name="ro1">
          <table:table-cell/>
          <table:table-cell table:formula="of:=[.B70]+5" office:value-type="float" office:value="135" calcext:value-type="float">
            <text:p>135</text:p>
          </table:table-cell>
          <table:table-cell table:formula="of:=IF(ABS([.B71])&gt;90;SIGN([.B71])*0.75 +SIN(RADIANS([.B71]))/4;SIN(RADIANS([.B71])))" office:value-type="float" office:value="0.926776695296637" calcext:value-type="float">
            <text:p>0.926776695296637</text:p>
          </table:table-cell>
          <table:table-cell table:formula="of:=IF(ABS([.B71])&gt;90;COS(RADIANS([.B71]))/4;COS(RADIANS([.B71]))/2)" office:value-type="float" office:value="-0.176776695296637" calcext:value-type="float">
            <text:p>-0.176776695296637</text:p>
          </table:table-cell>
          <table:table-cell table:number-columns-repeated="12"/>
        </table:table-row>
        <table:table-row table:style-name="ro1">
          <table:table-cell/>
          <table:table-cell table:formula="of:=[.B71]+5" office:value-type="float" office:value="140" calcext:value-type="float">
            <text:p>140</text:p>
          </table:table-cell>
          <table:table-cell table:formula="of:=IF(ABS([.B72])&gt;90;SIGN([.B72])*0.75 +SIN(RADIANS([.B72]))/4;SIN(RADIANS([.B72])))" office:value-type="float" office:value="0.910696902421635" calcext:value-type="float">
            <text:p>0.910696902421635</text:p>
          </table:table-cell>
          <table:table-cell table:formula="of:=IF(ABS([.B72])&gt;90;COS(RADIANS([.B72]))/4;COS(RADIANS([.B72]))/2)" office:value-type="float" office:value="-0.191511110779744" calcext:value-type="float">
            <text:p>-0.191511110779744</text:p>
          </table:table-cell>
          <table:table-cell table:number-columns-repeated="12"/>
        </table:table-row>
        <table:table-row table:style-name="ro1">
          <table:table-cell/>
          <table:table-cell table:formula="of:=[.B72]+5" office:value-type="float" office:value="145" calcext:value-type="float">
            <text:p>145</text:p>
          </table:table-cell>
          <table:table-cell table:formula="of:=IF(ABS([.B73])&gt;90;SIGN([.B73])*0.75 +SIN(RADIANS([.B73]))/4;SIN(RADIANS([.B73])))" office:value-type="float" office:value="0.893394109087761" calcext:value-type="float">
            <text:p>0.893394109087761</text:p>
          </table:table-cell>
          <table:table-cell table:formula="of:=IF(ABS([.B73])&gt;90;COS(RADIANS([.B73]))/4;COS(RADIANS([.B73]))/2)" office:value-type="float" office:value="-0.204788011072248" calcext:value-type="float">
            <text:p>-0.204788011072248</text:p>
          </table:table-cell>
          <table:table-cell table:number-columns-repeated="12"/>
        </table:table-row>
        <table:table-row table:style-name="ro1">
          <table:table-cell/>
          <table:table-cell table:formula="of:=[.B73]+5" office:value-type="float" office:value="150" calcext:value-type="float">
            <text:p>150</text:p>
          </table:table-cell>
          <table:table-cell table:formula="of:=IF(ABS([.B74])&gt;90;SIGN([.B74])*0.75 +SIN(RADIANS([.B74]))/4;SIN(RADIANS([.B74])))" office:value-type="float" office:value="0.875" calcext:value-type="float">
            <text:p>0.875</text:p>
          </table:table-cell>
          <table:table-cell table:formula="of:=IF(ABS([.B74])&gt;90;COS(RADIANS([.B74]))/4;COS(RADIANS([.B74]))/2)" office:value-type="float" office:value="-0.21650635094611" calcext:value-type="float">
            <text:p>-0.21650635094611</text:p>
          </table:table-cell>
          <table:table-cell table:number-columns-repeated="12"/>
        </table:table-row>
        <table:table-row table:style-name="ro1">
          <table:table-cell/>
          <table:table-cell table:formula="of:=[.B74]+5" office:value-type="float" office:value="155" calcext:value-type="float">
            <text:p>155</text:p>
          </table:table-cell>
          <table:table-cell table:formula="of:=IF(ABS([.B75])&gt;90;SIGN([.B75])*0.75 +SIN(RADIANS([.B75]))/4;SIN(RADIANS([.B75])))" office:value-type="float" office:value="0.855654565435175" calcext:value-type="float">
            <text:p>0.855654565435175</text:p>
          </table:table-cell>
          <table:table-cell table:formula="of:=IF(ABS([.B75])&gt;90;COS(RADIANS([.B75]))/4;COS(RADIANS([.B75]))/2)" office:value-type="float" office:value="-0.226576946759162" calcext:value-type="float">
            <text:p>-0.226576946759162</text:p>
          </table:table-cell>
          <table:table-cell table:number-columns-repeated="12"/>
        </table:table-row>
        <table:table-row table:style-name="ro1">
          <table:table-cell/>
          <table:table-cell table:formula="of:=[.B75]+5" office:value-type="float" office:value="160" calcext:value-type="float">
            <text:p>160</text:p>
          </table:table-cell>
          <table:table-cell table:formula="of:=IF(ABS([.B76])&gt;90;SIGN([.B76])*0.75 +SIN(RADIANS([.B76]))/4;SIN(RADIANS([.B76])))" office:value-type="float" office:value="0.835505035831417" calcext:value-type="float">
            <text:p>0.835505035831417</text:p>
          </table:table-cell>
          <table:table-cell table:formula="of:=IF(ABS([.B76])&gt;90;COS(RADIANS([.B76]))/4;COS(RADIANS([.B76]))/2)" office:value-type="float" office:value="-0.234923155196477" calcext:value-type="float">
            <text:p>-0.234923155196477</text:p>
          </table:table-cell>
          <table:table-cell table:number-columns-repeated="12"/>
        </table:table-row>
        <table:table-row table:style-name="ro1">
          <table:table-cell/>
          <table:table-cell table:formula="of:=[.B76]+5" office:value-type="float" office:value="165" calcext:value-type="float">
            <text:p>165</text:p>
          </table:table-cell>
          <table:table-cell table:formula="of:=IF(ABS([.B77])&gt;90;SIGN([.B77])*0.75 +SIN(RADIANS([.B77]))/4;SIN(RADIANS([.B77])))" office:value-type="float" office:value="0.81470476127563" calcext:value-type="float">
            <text:p>0.81470476127563</text:p>
          </table:table-cell>
          <table:table-cell table:formula="of:=IF(ABS([.B77])&gt;90;COS(RADIANS([.B77]))/4;COS(RADIANS([.B77]))/2)" office:value-type="float" office:value="-0.241481456572267" calcext:value-type="float">
            <text:p>-0.241481456572267</text:p>
          </table:table-cell>
          <table:table-cell table:number-columns-repeated="12"/>
        </table:table-row>
        <table:table-row table:style-name="ro1">
          <table:table-cell/>
          <table:table-cell table:formula="of:=[.B77]+5" office:value-type="float" office:value="170" calcext:value-type="float">
            <text:p>170</text:p>
          </table:table-cell>
          <table:table-cell table:formula="of:=IF(ABS([.B78])&gt;90;SIGN([.B78])*0.75 +SIN(RADIANS([.B78]))/4;SIN(RADIANS([.B78])))" office:value-type="float" office:value="0.793412044416733" calcext:value-type="float">
            <text:p>0.793412044416733</text:p>
          </table:table-cell>
          <table:table-cell table:formula="of:=IF(ABS([.B78])&gt;90;COS(RADIANS([.B78]))/4;COS(RADIANS([.B78]))/2)" office:value-type="float" office:value="-0.246201938253052" calcext:value-type="float">
            <text:p>-0.246201938253052</text:p>
          </table:table-cell>
          <table:table-cell table:number-columns-repeated="12"/>
        </table:table-row>
        <table:table-row table:style-name="ro1">
          <table:table-cell/>
          <table:table-cell table:formula="of:=[.B78]+5" office:value-type="float" office:value="175" calcext:value-type="float">
            <text:p>175</text:p>
          </table:table-cell>
          <table:table-cell table:formula="of:=IF(ABS([.B79])&gt;90;SIGN([.B79])*0.75 +SIN(RADIANS([.B79]))/4;SIN(RADIANS([.B79])))" office:value-type="float" office:value="0.771788935686915" calcext:value-type="float">
            <text:p>0.771788935686915</text:p>
          </table:table-cell>
          <table:table-cell table:formula="of:=IF(ABS([.B79])&gt;90;COS(RADIANS([.B79]))/4;COS(RADIANS([.B79]))/2)" office:value-type="float" office:value="-0.249048674522936" calcext:value-type="float">
            <text:p>-0.249048674522936</text:p>
          </table:table-cell>
          <table:table-cell table:number-columns-repeated="12"/>
        </table:table-row>
        <table:table-row table:style-name="ro1">
          <table:table-cell/>
          <table:table-cell table:formula="of:=[.B79]+5" office:value-type="float" office:value="180" calcext:value-type="float">
            <text:p>180</text:p>
          </table:table-cell>
          <table:table-cell table:formula="of:=IF(ABS([.B80])&gt;90;SIGN([.B80])*0.75 +SIN(RADIANS([.B80]))/4;SIN(RADIANS([.B80])))" office:value-type="float" office:value="0.75" calcext:value-type="float">
            <text:p>0.75</text:p>
          </table:table-cell>
          <table:table-cell table:formula="of:=IF(ABS([.B80])&gt;90;COS(RADIANS([.B80]))/4;COS(RADIANS([.B80]))/2)" office:value-type="float" office:value="-0.25" calcext:value-type="float">
            <text:p>-0.25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="6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2">00/00/0000</text:date>, <text:time style:data-style-name="N2" text:time-value="14:49:39.3180486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09:10:03.562930495</meta:creation-date>
    <dc:date>2019-09-12T16:37:57.454860699</dc:date>
    <meta:editing-duration>PT1H58M52S</meta:editing-duration>
    <meta:editing-cycles>5</meta:editing-cycles>
    <meta:generator>LibreOffice/6.0.7.3$Linux_X86_64 LibreOffice_project/00m0$Build-3</meta:generator>
    <meta:document-statistic meta:table-count="1" meta:cell-count="26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opacity="0%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-1.5" chart:maximum="1.5" chart:origin="0" chart:interval-major="0.1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-0.6" chart:maximum="1" chart:origin="0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3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21409a" draw:fill-color="#21409a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2cm" svg:stroke-color="#00a65d" draw:fill-color="#00a65d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 draw:opacity="0%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02cm" svg:height="18.541cm" xlink:href=".." xlink:type="simple" chart:class="chart:scatter" chart:style-name="ch1">
        <chart:title svg:x="9.315cm" svg:y="0.505cm" chart:style-name="ch2">
          <text:p>x = abs(a)&gt;90: sign(a)*0.75+sin(a)/4
abs(a)&lt;90: sin(a).
 y = abs(a)&gt;90: cos(a)/4
abs(a)&lt;90: cos(a)/2</text:p>
        </chart:title>
        <chart:subtitle svg:x="9.836cm" svg:y="3.272cm" chart:style-name="ch3">
          <text:p>10, 20, 30, 60, 90, 120, 150, 180
 deg</text:p>
        </chart:subtitle>
        <chart:plot-area chart:style-name="ch4" table:cell-range-address="Sheet1.C8:Sheet1.D80 Sheet1.H5:Sheet1.H6 Sheet1.L5:Sheet1.L6 Sheet1.P5:Sheet1.P6 Sheet1.D5:Sheet1.D6 Sheet1.H2:Sheet1.H3 Sheet1.L2:Sheet1.L3 Sheet1.P2:Sheet1.P3 Sheet1.D2:Sheet1.D3" svg:x="1.007cm" svg:y="4.94cm" svg:width="24.105cm" svg:height="12.893cm">
          <chartooo:coordinate-region svg:x="1.007cm" svg:y="4.94cm" svg:width="24.105cm" svg:height="12.893cm"/>
          <chart:axis chart:dimension="x" chart:name="primary-x" chart:style-name="ch5"/>
          <chart:axis chart:dimension="y" chart:name="primary-y" chart:style-name="ch6"/>
          <chart:series chart:style-name="ch7" chart:values-cell-range-address="Sheet1.D8:Sheet1.D80" chart:class="chart:scatter">
            <chart:domain table:cell-range-address="Sheet1.C8:Sheet1.C80"/>
            <chart:data-point chart:repeated="73"/>
          </chart:series>
          <chart:series chart:style-name="ch8" chart:values-cell-range-address="Sheet1.H5:Sheet1.H6" chart:class="chart:scatter">
            <chart:domain table:cell-range-address="Sheet1.G5:Sheet1.G6"/>
            <chart:data-point chart:repeated="2"/>
          </chart:series>
          <chart:series chart:style-name="ch8" chart:values-cell-range-address="Sheet1.L5:Sheet1.L6" chart:class="chart:scatter">
            <chart:domain table:cell-range-address="Sheet1.K5:Sheet1.K6"/>
            <chart:data-point chart:repeated="2"/>
          </chart:series>
          <chart:series chart:style-name="ch9" chart:values-cell-range-address="Sheet1.P5:Sheet1.P6" chart:class="chart:scatter">
            <chart:domain table:cell-range-address="Sheet1.O5:Sheet1.O6"/>
            <chart:data-point chart:repeated="2"/>
          </chart:series>
          <chart:series chart:style-name="ch8" chart:values-cell-range-address="Sheet1.D5:Sheet1.D6" chart:class="chart:scatter">
            <chart:domain table:cell-range-address="Sheet1.C5:Sheet1.C6"/>
            <chart:data-point chart:repeated="2"/>
          </chart:series>
          <chart:series chart:style-name="ch8" chart:values-cell-range-address="Sheet1.H2:Sheet1.H3" chart:class="chart:scatter">
            <chart:domain table:cell-range-address="Sheet1.G2:Sheet1.G3"/>
            <chart:data-point chart:repeated="2"/>
          </chart:series>
          <chart:series chart:style-name="ch8" chart:values-cell-range-address="Sheet1.L2:Sheet1.L3" chart:class="chart:scatter">
            <chart:domain table:cell-range-address="Sheet1.K2:Sheet1.K3"/>
            <chart:data-point chart:repeated="2"/>
          </chart:series>
          <chart:series chart:style-name="ch8" chart:values-cell-range-address="Sheet1.P2:Sheet1.P3" chart:class="chart:scatter">
            <chart:domain table:cell-range-address="Sheet1.O2:Sheet1.O3"/>
            <chart:data-point chart:repeated="2"/>
          </chart:series>
          <chart:series chart:style-name="ch8" chart:values-cell-range-address="Sheet1.D2:Sheet1.D3" chart:class="chart:scatter">
            <chart:domain table:cell-range-address="Sheet1.C2:Sheet1.C3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75">
                <text:p>-0.75</text:p>
                <draw:g>
                  <svg:desc>Sheet1.C8:Sheet1.C80</svg:desc>
                </draw:g>
              </table:table-cell>
              <table:table-cell office:value-type="float" office:value="-0.25">
                <text:p>-0.25</text:p>
                <draw:g>
                  <svg:desc>Sheet1.D8:Sheet1.D80</svg:desc>
                </draw:g>
              </table:table-cell>
              <table:table-cell office:value-type="float" office:value="0.96650635094611">
                <text:p>0.96650635094611</text:p>
                <draw:g>
                  <svg:desc>Sheet1.G5:Sheet1.G6</svg:desc>
                </draw:g>
              </table:table-cell>
              <table:table-cell office:value-type="float" office:value="-0.125">
                <text:p>-0.125</text:p>
                <draw:g>
                  <svg:desc>Sheet1.H5:Sheet1.H6</svg:desc>
                </draw:g>
              </table:table-cell>
              <table:table-cell office:value-type="float" office:value="0.875">
                <text:p>0.875</text:p>
                <draw:g>
                  <svg:desc>Sheet1.K5:Sheet1.K6</svg:desc>
                </draw:g>
              </table:table-cell>
              <table:table-cell office:value-type="float" office:value="-0.21650635094611">
                <text:p>-0.21650635094611</text:p>
                <draw:g>
                  <svg:desc>Sheet1.L5:Sheet1.L6</svg:desc>
                </draw:g>
              </table:table-cell>
              <table:table-cell office:value-type="float" office:value="0">
                <text:p>0</text:p>
                <draw:g>
                  <svg:desc>Sheet1.O5:Sheet1.O6</svg:desc>
                </draw:g>
              </table:table-cell>
              <table:table-cell office:value-type="float" office:value="0.5">
                <text:p>0.5</text:p>
                <draw:g>
                  <svg:desc>Sheet1.P5:Sheet1.P6</svg:desc>
                </draw:g>
              </table:table-cell>
              <table:table-cell office:value-type="float" office:value="1">
                <text:p>1</text:p>
                <draw:g>
                  <svg:desc>Sheet1.C5:Sheet1.C6</svg:desc>
                </draw:g>
              </table:table-cell>
              <table:table-cell office:value-type="float" office:value="3.06161699786838E-017">
                <text:p>3.06161699786838E-017</text:p>
                <draw:g>
                  <svg:desc>Sheet1.D5:Sheet1.D6</svg:desc>
                </draw:g>
              </table:table-cell>
              <table:table-cell office:value-type="float" office:value="0.342020143325669">
                <text:p>0.342020143325669</text:p>
                <draw:g>
                  <svg:desc>Sheet1.G2:Sheet1.G3</svg:desc>
                </draw:g>
              </table:table-cell>
              <table:table-cell office:value-type="float" office:value="0.469846310392954">
                <text:p>0.469846310392954</text:p>
                <draw:g>
                  <svg:desc>Sheet1.H2:Sheet1.H3</svg:desc>
                </draw:g>
              </table:table-cell>
              <table:table-cell office:value-type="float" office:value="0.5">
                <text:p>0.5</text:p>
                <draw:g>
                  <svg:desc>Sheet1.K2:Sheet1.K3</svg:desc>
                </draw:g>
              </table:table-cell>
              <table:table-cell office:value-type="float" office:value="0.433012701892219">
                <text:p>0.433012701892219</text:p>
                <draw:g>
                  <svg:desc>Sheet1.L2:Sheet1.L3</svg:desc>
                </draw:g>
              </table:table-cell>
              <table:table-cell office:value-type="float" office:value="0.866025403784439">
                <text:p>0.866025403784439</text:p>
                <draw:g>
                  <svg:desc>Sheet1.O2:Sheet1.O3</svg:desc>
                </draw:g>
              </table:table-cell>
              <table:table-cell office:value-type="float" office:value="0.25">
                <text:p>0.25</text:p>
                <draw:g>
                  <svg:desc>Sheet1.P2:Sheet1.P3</svg:desc>
                </draw:g>
              </table:table-cell>
              <table:table-cell office:value-type="float" office:value="0.17364817766693">
                <text:p>0.17364817766693</text:p>
                <draw:g>
                  <svg:desc>Sheet1.C2:Sheet1.C3</svg:desc>
                </draw:g>
              </table:table-cell>
              <table:table-cell office:value-type="float" office:value="0.492403876506104">
                <text:p>0.492403876506104</text:p>
                <draw:g>
                  <svg:desc>Sheet1.D2:Sheet1.D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771788935686915">
                <text:p>-0.771788935686915</text:p>
              </table:table-cell>
              <table:table-cell office:value-type="float" office:value="-0.249048674522936">
                <text:p>-0.249048674522936</text:p>
              </table:table-cell>
              <table:table-cell office:value-type="float" office:value="1.05310889132455">
                <text:p>1.05310889132455</text:p>
              </table:table-cell>
              <table:table-cell office:value-type="float" office:value="-0.175">
                <text:p>-0.175</text:p>
              </table:table-cell>
              <table:table-cell office:value-type="float" office:value="0.925">
                <text:p>0.925</text:p>
              </table:table-cell>
              <table:table-cell office:value-type="float" office:value="-0.303108891324554">
                <text:p>-0.303108891324554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1.1">
                <text:p>1.1</text:p>
              </table:table-cell>
              <table:table-cell office:value-type="float" office:value="3.67394039744206E-017">
                <text:p>3.67394039744206E-017</text:p>
              </table:table-cell>
              <table:table-cell office:value-type="float" office:value="0.376222157658236">
                <text:p>0.376222157658236</text:p>
              </table:table-cell>
              <table:table-cell office:value-type="float" office:value="0.563815572471545">
                <text:p>0.563815572471545</text:p>
              </table:table-cell>
              <table:table-cell office:value-type="float" office:value="0.55">
                <text:p>0.55</text:p>
              </table:table-cell>
              <table:table-cell office:value-type="float" office:value="0.519615242270663">
                <text:p>0.519615242270663</text:p>
              </table:table-cell>
              <table:table-cell office:value-type="float" office:value="0.952627944162882">
                <text:p>0.952627944162882</text:p>
              </table:table-cell>
              <table:table-cell office:value-type="float" office:value="0.3">
                <text:p>0.3</text:p>
              </table:table-cell>
              <table:table-cell office:value-type="float" office:value="0.191012995433623">
                <text:p>0.191012995433623</text:p>
              </table:table-cell>
              <table:table-cell office:value-type="float" office:value="0.590884651807325">
                <text:p>0.5908846518073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793412044416733">
                <text:p>-0.793412044416733</text:p>
              </table:table-cell>
              <table:table-cell office:value-type="float" office:value="-0.246201938253052">
                <text:p>-0.246201938253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81470476127563">
                <text:p>-0.81470476127563</text:p>
              </table:table-cell>
              <table:table-cell office:value-type="float" office:value="-0.241481456572267">
                <text:p>-0.241481456572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835505035831417">
                <text:p>-0.835505035831417</text:p>
              </table:table-cell>
              <table:table-cell office:value-type="float" office:value="-0.234923155196477">
                <text:p>-0.234923155196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855654565435175">
                <text:p>-0.855654565435175</text:p>
              </table:table-cell>
              <table:table-cell office:value-type="float" office:value="-0.226576946759162">
                <text:p>-0.226576946759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875">
                <text:p>-0.875</text:p>
              </table:table-cell>
              <table:table-cell office:value-type="float" office:value="-0.21650635094611">
                <text:p>-0.21650635094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893394109087761">
                <text:p>-0.893394109087761</text:p>
              </table:table-cell>
              <table:table-cell office:value-type="float" office:value="-0.204788011072248">
                <text:p>-0.204788011072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910696902421635">
                <text:p>-0.910696902421635</text:p>
              </table:table-cell>
              <table:table-cell office:value-type="float" office:value="-0.191511110779744">
                <text:p>-0.191511110779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926776695296637">
                <text:p>-0.926776695296637</text:p>
              </table:table-cell>
              <table:table-cell office:value-type="float" office:value="-0.176776695296637">
                <text:p>-0.17677669529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941511110779744">
                <text:p>-0.941511110779744</text:p>
              </table:table-cell>
              <table:table-cell office:value-type="float" office:value="-0.160696902421635">
                <text:p>-0.160696902421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954788011072248">
                <text:p>-0.954788011072248</text:p>
              </table:table-cell>
              <table:table-cell office:value-type="float" office:value="-0.143394109087762">
                <text:p>-0.143394109087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96650635094611">
                <text:p>-0.96650635094611</text:p>
              </table:table-cell>
              <table:table-cell office:value-type="float" office:value="-0.125">
                <text:p>-0.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976576946759163">
                <text:p>-0.976576946759163</text:p>
              </table:table-cell>
              <table:table-cell office:value-type="float" office:value="-0.105654565435175">
                <text:p>-0.105654565435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984923155196477">
                <text:p>-0.984923155196477</text:p>
              </table:table-cell>
              <table:table-cell office:value-type="float" office:value="-0.0855050358314172">
                <text:p>-0.0855050358314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991481456572267">
                <text:p>-0.991481456572267</text:p>
              </table:table-cell>
              <table:table-cell office:value-type="float" office:value="-0.0647047612756302">
                <text:p>-0.0647047612756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996201938253052">
                <text:p>-0.996201938253052</text:p>
              </table:table-cell>
              <table:table-cell office:value-type="float" office:value="-0.0434120444167326">
                <text:p>-0.0434120444167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999048674522936">
                <text:p>-0.999048674522936</text:p>
              </table:table-cell>
              <table:table-cell office:value-type="float" office:value="-0.0217889356869146">
                <text:p>-0.0217889356869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">
                <text:p>-1</text:p>
              </table:table-cell>
              <table:table-cell office:value-type="float" office:value="3.06161699786838E-017">
                <text:p>3.06161699786838E-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0435778713738291">
                <text:p>0.0435778713738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0868240888334652">
                <text:p>0.0868240888334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12940952255126">
                <text:p>0.12940952255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171010071662834">
                <text:p>0.171010071662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1130913087035">
                <text:p>0.21130913087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0.286788218175523">
                <text:p>0.286788218175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0.32139380484327">
                <text:p>0.32139380484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0.353553390593274">
                <text:p>0.353553390593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0.383022221559489">
                <text:p>0.383022221559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0.409576022144496">
                <text:p>0.409576022144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5">
                <text:p>-0.5</text:p>
              </table:table-cell>
              <table:table-cell office:value-type="float" office:value="0.433012701892219">
                <text:p>0.433012701892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0.453153893518325">
                <text:p>0.453153893518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0.469846310392954">
                <text:p>0.469846310392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0.482962913144534">
                <text:p>0.482962913144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0.492403876506104">
                <text:p>0.492403876506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871557427476582">
                <text:p>-0.0871557427476582</text:p>
              </table:table-cell>
              <table:table-cell office:value-type="float" office:value="0.498097349045873">
                <text:p>0.498097349045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871557427476582">
                <text:p>0.0871557427476582</text:p>
              </table:table-cell>
              <table:table-cell office:value-type="float" office:value="0.498097349045873">
                <text:p>0.498097349045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492403876506104">
                <text:p>0.492403876506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482962913144534">
                <text:p>0.482962913144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469846310392954">
                <text:p>0.469846310392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453153893518325">
                <text:p>0.453153893518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">
                <text:p>0.5</text:p>
              </table:table-cell>
              <table:table-cell office:value-type="float" office:value="0.433012701892219">
                <text:p>0.433012701892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409576022144496">
                <text:p>0.409576022144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383022221559489">
                <text:p>0.383022221559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353553390593274">
                <text:p>0.353553390593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32139380484327">
                <text:p>0.32139380484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86788218175523">
                <text:p>0.286788218175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0.21130913087035">
                <text:p>0.21130913087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0.171010071662834">
                <text:p>0.171010071662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0.12940952255126">
                <text:p>0.12940952255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0.0868240888334652">
                <text:p>0.0868240888334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0.0435778713738291">
                <text:p>0.0435778713738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3.06161699786838E-017">
                <text:p>3.06161699786838E-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99048674522936">
                <text:p>0.999048674522936</text:p>
              </table:table-cell>
              <table:table-cell office:value-type="float" office:value="-0.0217889356869146">
                <text:p>-0.0217889356869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96201938253052">
                <text:p>0.996201938253052</text:p>
              </table:table-cell>
              <table:table-cell office:value-type="float" office:value="-0.0434120444167326">
                <text:p>-0.0434120444167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91481456572267">
                <text:p>0.991481456572267</text:p>
              </table:table-cell>
              <table:table-cell office:value-type="float" office:value="-0.0647047612756302">
                <text:p>-0.0647047612756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84923155196477">
                <text:p>0.984923155196477</text:p>
              </table:table-cell>
              <table:table-cell office:value-type="float" office:value="-0.0855050358314172">
                <text:p>-0.0855050358314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76576946759163">
                <text:p>0.976576946759163</text:p>
              </table:table-cell>
              <table:table-cell office:value-type="float" office:value="-0.105654565435175">
                <text:p>-0.105654565435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6650635094611">
                <text:p>0.96650635094611</text:p>
              </table:table-cell>
              <table:table-cell office:value-type="float" office:value="-0.125">
                <text:p>-0.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54788011072248">
                <text:p>0.954788011072248</text:p>
              </table:table-cell>
              <table:table-cell office:value-type="float" office:value="-0.143394109087762">
                <text:p>-0.143394109087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41511110779744">
                <text:p>0.941511110779744</text:p>
              </table:table-cell>
              <table:table-cell office:value-type="float" office:value="-0.160696902421635">
                <text:p>-0.160696902421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26776695296637">
                <text:p>0.926776695296637</text:p>
              </table:table-cell>
              <table:table-cell office:value-type="float" office:value="-0.176776695296637">
                <text:p>-0.17677669529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10696902421635">
                <text:p>0.910696902421635</text:p>
              </table:table-cell>
              <table:table-cell office:value-type="float" office:value="-0.191511110779744">
                <text:p>-0.191511110779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893394109087761">
                <text:p>0.893394109087761</text:p>
              </table:table-cell>
              <table:table-cell office:value-type="float" office:value="-0.204788011072248">
                <text:p>-0.204788011072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875">
                <text:p>0.875</text:p>
              </table:table-cell>
              <table:table-cell office:value-type="float" office:value="-0.21650635094611">
                <text:p>-0.21650635094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855654565435175">
                <text:p>0.855654565435175</text:p>
              </table:table-cell>
              <table:table-cell office:value-type="float" office:value="-0.226576946759162">
                <text:p>-0.226576946759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835505035831417">
                <text:p>0.835505035831417</text:p>
              </table:table-cell>
              <table:table-cell office:value-type="float" office:value="-0.234923155196477">
                <text:p>-0.234923155196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81470476127563">
                <text:p>0.81470476127563</text:p>
              </table:table-cell>
              <table:table-cell office:value-type="float" office:value="-0.241481456572267">
                <text:p>-0.241481456572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93412044416733">
                <text:p>0.793412044416733</text:p>
              </table:table-cell>
              <table:table-cell office:value-type="float" office:value="-0.246201938253052">
                <text:p>-0.246201938253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71788935686915">
                <text:p>0.771788935686915</text:p>
              </table:table-cell>
              <table:table-cell office:value-type="float" office:value="-0.249048674522936">
                <text:p>-0.249048674522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5">
                <text:p>0.75</text:p>
              </table:table-cell>
              <table:table-cell office:value-type="float" office:value="-0.25">
                <text:p>-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